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0.9217in"/>
    </style:style>
    <style:style style:name="co9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7" style:family="table-cell" style:parent-style-name="Default" style:data-style-name="N3"/>
    <style:style style:name="ce1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18" style:family="table-cell" style:parent-style-name="Default" style:data-style-name="N2"/>
    <style:style style:name="ce16" style:family="table-cell" style:parent-style-name="Default" style:data-style-name="N4"/>
    <style:style style:name="ce21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no-wrap"/>
    </style:style>
    <style:style style:name="ce6" style:family="table-cell" style:parent-style-name="Default" style:data-style-name="N0"/>
    <style:style style:name="ce9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/>
    <style:style style:name="ce11" style:family="table-cell" style:parent-style-name="Default" style:data-style-name="N4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RAM_Analyze_onl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alculation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4]*[.C4]*[.D4]" office:value-type="float" office:value="200000000000" calcext:value-type="float">
            <text:p>200,000,000,0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5]*[.C5]*[.D5]" office:value-type="float" office:value="959640030000" calcext:value-type="float">
            <text:p>959,640,030,0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*nodes*(edges*1.5)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6"/>
          <table:table-cell office:value-type="string" calcext:value-type="string">
            <text:p>9 millon</text:p>
          </table:table-cell>
          <table:table-cell table:number-columns-repeated="4"/>
          <table:table-cell office:value-type="string" calcext:value-type="string">
            <text:p>16 mill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6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([.F4]+[.F5])/[.B10]" office:value-type="float" office:value="699.357736031119" calcext:value-type="float">
            <text:p>699.36</text:p>
          </table:table-cell>
          <table:table-cell table:style-name="ce18" office:value-type="float" office:value="747.345183" calcext:value-type="float">
            <text:p>747.3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17.911414" calcext:value-type="float">
            <text:p>717.911414</text:p>
          </table:table-cell>
          <table:table-cell office:value-type="float" office:value="441.890212" calcext:value-type="float">
            <text:p>441.890212</text:p>
          </table:table-cell>
          <table:table-cell office:value-type="float" office:value="276.021202" calcext:value-type="float">
            <text:p>276.021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7.624747" calcext:value-type="float">
            <text:p>1217.624747</text:p>
          </table:table-cell>
          <table:table-cell office:value-type="float" office:value="747.345183" calcext:value-type="float">
            <text:p>747.345183</text:p>
          </table:table-cell>
          <table:table-cell office:value-type="float" office:value="470.279564" calcext:value-type="float">
            <text:p>470.2795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31.7" calcext:value-type="float">
            <text:p>26431.7</text:p>
          </table:table-cell>
          <table:table-cell table:style-name="ce18" table:formula="of:=([.F4]+[.F5])/[.B11]" office:value-type="float" office:value="350.984622252825" calcext:value-type="float">
            <text:p>350.98</text:p>
          </table:table-cell>
          <table:table-cell table:style-name="ce18" office:value-type="float" office:value="399.266812" calcext:value-type="float">
            <text:p>399.2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76.462453" calcext:value-type="float">
            <text:p>376.462453</text:p>
          </table:table-cell>
          <table:table-cell office:value-type="float" office:value="234.16383" calcext:value-type="float">
            <text:p>234.16383</text:p>
          </table:table-cell>
          <table:table-cell office:value-type="float" office:value="142.298623" calcext:value-type="float">
            <text:p>142.2986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1.937113" calcext:value-type="float">
            <text:p>641.937113</text:p>
          </table:table-cell>
          <table:table-cell office:value-type="float" office:value="399.266812" calcext:value-type="float">
            <text:p>399.266812</text:p>
          </table:table-cell>
          <table:table-cell office:value-type="float" office:value="242.670301" calcext:value-type="float">
            <text:p>242.6703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57.2" calcext:value-type="float">
            <text:p>38557.2</text:p>
          </table:table-cell>
          <table:table-cell table:style-name="ce18" table:formula="of:=([.F4]+[.F5])/[.B12]" office:value-type="float" office:value="240.606689282417" calcext:value-type="float">
            <text:p>240.61</text:p>
          </table:table-cell>
          <table:table-cell table:style-name="ce18" office:value-type="float" office:value="275.083333" calcext:value-type="float">
            <text:p>275.0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56.493303" calcext:value-type="float">
            <text:p>256.493303</text:p>
          </table:table-cell>
          <table:table-cell office:value-type="float" office:value="159.928196" calcext:value-type="float">
            <text:p>159.928196</text:p>
          </table:table-cell>
          <table:table-cell office:value-type="float" office:value="96.565107" calcext:value-type="float">
            <text:p>96.5651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2.936486" calcext:value-type="float">
            <text:p>442.936486</text:p>
          </table:table-cell>
          <table:table-cell office:value-type="float" office:value="275.083333" calcext:value-type="float">
            <text:p>275.083333</text:p>
          </table:table-cell>
          <table:table-cell office:value-type="float" office:value="167.853153" calcext:value-type="float">
            <text:p>167.8531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447.8" calcext:value-type="float">
            <text:p>49447.8</text:p>
          </table:table-cell>
          <table:table-cell table:style-name="ce18" table:formula="of:=([.F4]+[.F5])/[.B13]" office:value-type="float" office:value="187.614418437221" calcext:value-type="float">
            <text:p>187.61</text:p>
          </table:table-cell>
          <table:table-cell table:style-name="ce18" office:value-type="float" office:value="211.632944" calcext:value-type="float">
            <text:p>211.63</text:p>
          </table:table-cell>
          <table:table-cell table:number-columns-repeated="3"/>
          <table:table-cell table:formula="of:=[.B5]/[.B4]" office:value-type="float" office:value="7.99700025" calcext:value-type="float">
            <text:p>7.997000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5.556792" calcext:value-type="float">
            <text:p>195.556792</text:p>
          </table:table-cell>
          <table:table-cell office:value-type="float" office:value="122.257803" calcext:value-type="float">
            <text:p>122.257803</text:p>
          </table:table-cell>
          <table:table-cell office:value-type="float" office:value="73.298989" calcext:value-type="float">
            <text:p>73.298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9.788006" calcext:value-type="float">
            <text:p>339.788006</text:p>
          </table:table-cell>
          <table:table-cell office:value-type="float" office:value="211.632944" calcext:value-type="float">
            <text:p>211.632944</text:p>
          </table:table-cell>
          <table:table-cell office:value-type="float" office:value="128.155062" calcext:value-type="float">
            <text:p>128.15506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565.4" calcext:value-type="float">
            <text:p>58565.4</text:p>
          </table:table-cell>
          <table:table-cell table:style-name="ce18" table:formula="of:=([.F4]+[.F5])/[.B14]" office:value-type="float" office:value="158.406162000089" calcext:value-type="float">
            <text:p>158.41</text:p>
          </table:table-cell>
          <table:table-cell table:style-name="ce18" office:value-type="float" office:value="171.953573" calcext:value-type="float">
            <text:p>171.9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57.589347" calcext:value-type="float">
            <text:p>157.589347</text:p>
          </table:table-cell>
          <table:table-cell office:value-type="float" office:value="98.248905" calcext:value-type="float">
            <text:p>98.248905</text:p>
          </table:table-cell>
          <table:table-cell office:value-type="float" office:value="59.340441" calcext:value-type="float">
            <text:p>59.3404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6.30993" calcext:value-type="float">
            <text:p>276.30993</text:p>
          </table:table-cell>
          <table:table-cell office:value-type="float" office:value="171.953573" calcext:value-type="float">
            <text:p>171.953573</text:p>
          </table:table-cell>
          <table:table-cell office:value-type="float" office:value="104.356358" calcext:value-type="float">
            <text:p>104.35635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627.3" calcext:value-type="float">
            <text:p>62627.3</text:p>
          </table:table-cell>
          <table:table-cell table:style-name="ce18" table:formula="of:=([.F4]+[.F5])/[.B15]" office:value-type="float" office:value="148.132208158423" calcext:value-type="float">
            <text:p>148.13</text:p>
          </table:table-cell>
          <table:table-cell table:style-name="ce18" office:value-type="float" office:value="146.63456" calcext:value-type="float">
            <text:p>146.6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35.234171" calcext:value-type="float">
            <text:p>135.234171</text:p>
          </table:table-cell>
          <table:table-cell office:value-type="float" office:value="85.195549" calcext:value-type="float">
            <text:p>85.195549</text:p>
          </table:table-cell>
          <table:table-cell office:value-type="float" office:value="50.038622" calcext:value-type="float">
            <text:p>50.0386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3.895282" calcext:value-type="float">
            <text:p>233.895282</text:p>
          </table:table-cell>
          <table:table-cell office:value-type="float" office:value="146.63456" calcext:value-type="float">
            <text:p>146.63456</text:p>
          </table:table-cell>
          <table:table-cell office:value-type="float" office:value="87.260722" calcext:value-type="float">
            <text:p>87.26072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290.8" calcext:value-type="float">
            <text:p>66290.8</text:p>
          </table:table-cell>
          <table:table-cell table:style-name="ce18" table:formula="of:=([.F4]+[.F5])/[.B16]" office:value-type="float" office:value="139.945818122575" calcext:value-type="float">
            <text:p>139.95</text:p>
          </table:table-cell>
          <table:table-cell table:style-name="ce18" office:value-type="float" office:value="129.058858" calcext:value-type="float">
            <text:p>129.0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17.362098" calcext:value-type="float">
            <text:p>117.362098</text:p>
          </table:table-cell>
          <table:table-cell office:value-type="float" office:value="73.660174" calcext:value-type="float">
            <text:p>73.660174</text:p>
          </table:table-cell>
          <table:table-cell office:value-type="float" office:value="43.701924" calcext:value-type="float">
            <text:p>43.7019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4.532469" calcext:value-type="float">
            <text:p>204.532469</text:p>
          </table:table-cell>
          <table:table-cell office:value-type="float" office:value="129.058858" calcext:value-type="float">
            <text:p>129.058858</text:p>
          </table:table-cell>
          <table:table-cell office:value-type="float" office:value="75.473611" calcext:value-type="float">
            <text:p>75.4736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style-name="ce18" table:formula="of:=([.F4]+[.F5])/[.B17]" office:value-type="float" office:value="134.196821961878" calcext:value-type="float">
            <text:p>134.20</text:p>
          </table:table-cell>
          <table:table-cell table:style-name="ce18" office:value-type="float" office:value="118.626586" calcext:value-type="float">
            <text:p>118.63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6.196142" calcext:value-type="float">
            <text:p>106.196142</text:p>
          </table:table-cell>
          <table:table-cell office:value-type="float" office:value="66.754221" calcext:value-type="float">
            <text:p>66.754221</text:p>
          </table:table-cell>
          <table:table-cell office:value-type="float" office:value="39.441921" calcext:value-type="float">
            <text:p>39.4419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6.792502" calcext:value-type="float">
            <text:p>186.792502</text:p>
          </table:table-cell>
          <table:table-cell office:value-type="float" office:value="118.626586" calcext:value-type="float">
            <text:p>118.626586</text:p>
          </table:table-cell>
          <table:table-cell office:value-type="float" office:value="68.165916" calcext:value-type="float">
            <text:p>68.1659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409.6" calcext:value-type="float">
            <text:p>71409.6</text:p>
          </table:table-cell>
          <table:table-cell table:style-name="ce18" table:formula="of:=([.F4]+[.F5])/[.B18]" office:value-type="float" office:value="129.914188568484" calcext:value-type="float">
            <text:p>129.91</text:p>
          </table:table-cell>
          <table:table-cell table:style-name="ce18" office:value-type="float" office:value="111.713336" calcext:value-type="float">
            <text:p>111.7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98.62826" calcext:value-type="float">
            <text:p>98.62826</text:p>
          </table:table-cell>
          <table:table-cell office:value-type="float" office:value="62.542617" calcext:value-type="float">
            <text:p>62.542617</text:p>
          </table:table-cell>
          <table:table-cell office:value-type="float" office:value="36.085643" calcext:value-type="float">
            <text:p>36.0856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4.884702" calcext:value-type="float">
            <text:p>174.884702</text:p>
          </table:table-cell>
          <table:table-cell office:value-type="float" office:value="111.713336" calcext:value-type="float">
            <text:p>111.713336</text:p>
          </table:table-cell>
          <table:table-cell office:value-type="float" office:value="63.171366" calcext:value-type="float">
            <text:p>63.17136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271.5" calcext:value-type="float">
            <text:p>73271.5</text:p>
          </table:table-cell>
          <table:table-cell table:style-name="ce18" table:formula="of:=([.F4]+[.F5])/[.B19]" office:value-type="float" office:value="126.612942822243" calcext:value-type="float">
            <text:p>126.61</text:p>
          </table:table-cell>
          <table:table-cell table:style-name="ce18" office:value-type="float" office:value="107.15154" calcext:value-type="float">
            <text:p>107.1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93.151605" calcext:value-type="float">
            <text:p>93.151605</text:p>
          </table:table-cell>
          <table:table-cell office:value-type="float" office:value="60.405464" calcext:value-type="float">
            <text:p>60.405464</text:p>
          </table:table-cell>
          <table:table-cell office:value-type="float" office:value="32.746141" calcext:value-type="float">
            <text:p>32.7461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4.146195" calcext:value-type="float">
            <text:p>164.146195</text:p>
          </table:table-cell>
          <table:table-cell office:value-type="float" office:value="107.15154" calcext:value-type="float">
            <text:p>107.15154</text:p>
          </table:table-cell>
          <table:table-cell office:value-type="float" office:value="56.994655" calcext:value-type="float">
            <text:p>56.99465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191.2" calcext:value-type="float">
            <text:p>74191.2</text:p>
          </table:table-cell>
          <table:table-cell table:style-name="ce18" table:formula="of:=([.F4]+[.F5])/[.B20]" office:value-type="float" office:value="125.043404608633" calcext:value-type="float">
            <text:p>125.04</text:p>
          </table:table-cell>
          <table:table-cell table:style-name="ce18" office:value-type="float" office:value="103.946944" calcext:value-type="float">
            <text:p>103.95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89.368577" calcext:value-type="float">
            <text:p>89.368577</text:p>
          </table:table-cell>
          <table:table-cell office:value-type="float" office:value="59.014904" calcext:value-type="float">
            <text:p>59.014904</text:p>
          </table:table-cell>
          <table:table-cell office:value-type="float" office:value="30.353673" calcext:value-type="float">
            <text:p>30.3536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6.103916" calcext:value-type="float">
            <text:p>156.103916</text:p>
          </table:table-cell>
          <table:table-cell office:value-type="float" office:value="103.946944" calcext:value-type="float">
            <text:p>103.946944</text:p>
          </table:table-cell>
          <table:table-cell office:value-type="float" office:value="52.156971" calcext:value-type="float">
            <text:p>52.15697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211.4" calcext:value-type="float">
            <text:p>74211.4</text:p>
          </table:table-cell>
          <table:table-cell table:style-name="ce18" table:formula="of:=([.F4]+[.F5])/[.B21]" office:value-type="float" office:value="125.009368371975" calcext:value-type="float">
            <text:p>125.01</text:p>
          </table:table-cell>
          <table:table-cell table:style-name="ce18" office:value-type="float" office:value="102.12569" calcext:value-type="float">
            <text:p>102.1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86.732846" calcext:value-type="float">
            <text:p>86.732846</text:p>
          </table:table-cell>
          <table:table-cell office:value-type="float" office:value="57.981905" calcext:value-type="float">
            <text:p>57.981905</text:p>
          </table:table-cell>
          <table:table-cell office:value-type="float" office:value="28.750941" calcext:value-type="float">
            <text:p>28.75094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1.490592" calcext:value-type="float">
            <text:p>151.490592</text:p>
          </table:table-cell>
          <table:table-cell office:value-type="float" office:value="102.12569" calcext:value-type="float">
            <text:p>102.12569</text:p>
          </table:table-cell>
          <table:table-cell office:value-type="float" office:value="49.364902" calcext:value-type="float">
            <text:p>49.3649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659.4" calcext:value-type="float">
            <text:p>74659.4</text:p>
          </table:table-cell>
          <table:table-cell table:style-name="ce18" table:formula="of:=([.F4]+[.F5])/[.B22]" office:value-type="float" office:value="124.259239158097" calcext:value-type="float">
            <text:p>124.26</text:p>
          </table:table-cell>
          <table:table-cell table:style-name="ce18" office:value-type="float" office:value="100.005358" calcext:value-type="float">
            <text:p>100.01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84.761895" calcext:value-type="float">
            <text:p>84.761895</text:p>
          </table:table-cell>
          <table:table-cell office:value-type="float" office:value="57.384677" calcext:value-type="float">
            <text:p>57.384677</text:p>
          </table:table-cell>
          <table:table-cell office:value-type="float" office:value="27.377218" calcext:value-type="float">
            <text:p>27.3772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7.958949" calcext:value-type="float">
            <text:p>147.958949</text:p>
          </table:table-cell>
          <table:table-cell office:value-type="float" office:value="100.005358" calcext:value-type="float">
            <text:p>100.005358</text:p>
          </table:table-cell>
          <table:table-cell office:value-type="float" office:value="47.953591" calcext:value-type="float">
            <text:p>47.95359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715.4" calcext:value-type="float">
            <text:p>74715.4</text:p>
          </table:table-cell>
          <table:table-cell table:style-name="ce18" table:formula="of:=([.F4]+[.F5])/[.B23]" office:value-type="float" office:value="124.166105515061" calcext:value-type="float">
            <text:p>124.17</text:p>
          </table:table-cell>
          <table:table-cell table:style-name="ce18" office:value-type="float" office:value="98.887134" calcext:value-type="float">
            <text:p>98.89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82.917602" calcext:value-type="float">
            <text:p>82.917602</text:p>
          </table:table-cell>
          <table:table-cell office:value-type="float" office:value="57.263497" calcext:value-type="float">
            <text:p>57.263497</text:p>
          </table:table-cell>
          <table:table-cell office:value-type="float" office:value="25.654105" calcext:value-type="float">
            <text:p>25.6541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3.513119" calcext:value-type="float">
            <text:p>143.513119</text:p>
          </table:table-cell>
          <table:table-cell office:value-type="float" office:value="98.887134" calcext:value-type="float">
            <text:p>98.887134</text:p>
          </table:table-cell>
          <table:table-cell office:value-type="float" office:value="44.625985" calcext:value-type="float">
            <text:p>44.62598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486" calcext:value-type="float">
            <text:p>74486</text:p>
          </table:table-cell>
          <table:table-cell table:style-name="ce18" table:formula="of:=([.F4]+[.F5])/[.B24]" office:value-type="float" office:value="124.548508981554" calcext:value-type="float">
            <text:p>124.55</text:p>
          </table:table-cell>
          <table:table-cell table:style-name="ce18" office:value-type="float" office:value="98.30932" calcext:value-type="float">
            <text:p>98.31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81.157449" calcext:value-type="float">
            <text:p>81.157449</text:p>
          </table:table-cell>
          <table:table-cell office:value-type="float" office:value="57.121777" calcext:value-type="float">
            <text:p>57.121777</text:p>
          </table:table-cell>
          <table:table-cell office:value-type="float" office:value="24.035672" calcext:value-type="float">
            <text:p>24.03567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0.027579" calcext:value-type="float">
            <text:p>140.027579</text:p>
          </table:table-cell>
          <table:table-cell office:value-type="float" office:value="98.30932" calcext:value-type="float">
            <text:p>98.30932</text:p>
          </table:table-cell>
          <table:table-cell office:value-type="float" office:value="41.718259" calcext:value-type="float">
            <text:p>41.71825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328.7" calcext:value-type="float">
            <text:p>74328.7</text:p>
          </table:table-cell>
          <table:table-cell table:style-name="ce18" table:formula="of:=([.F4]+[.F5])/[.B25]" office:value-type="float" office:value="124.812087928351" calcext:value-type="float">
            <text:p>124.81</text:p>
          </table:table-cell>
          <table:table-cell table:style-name="ce18" office:value-type="float" office:value="98.451276" calcext:value-type="float">
            <text:p>98.45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80.407566" calcext:value-type="float">
            <text:p>80.407566</text:p>
          </table:table-cell>
          <table:table-cell office:value-type="float" office:value="57.560221" calcext:value-type="float">
            <text:p>57.560221</text:p>
          </table:table-cell>
          <table:table-cell office:value-type="float" office:value="22.847345" calcext:value-type="float">
            <text:p>22.8473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7.833572" calcext:value-type="float">
            <text:p>137.833572</text:p>
          </table:table-cell>
          <table:table-cell office:value-type="float" office:value="98.451276" calcext:value-type="float">
            <text:p>98.451276</text:p>
          </table:table-cell>
          <table:table-cell office:value-type="float" office:value="39.382296" calcext:value-type="float">
            <text:p>39.382296</text:p>
          </table:table-cell>
          <table:table-cell table:number-columns-repeated="2"/>
        </table:table-row>
        <table:table-row table:style-name="ro1">
          <table:table-cell/>
          <table:table-cell table:style-name="ce18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office:value-type="float" office:value="5" calcext:value-type="float">
            <text:p>5</text:p>
          </table:table-cell>
          <table:table-cell table:formula="of:=([.B29]*[.C29]*8)/1000000" office:value-type="float" office:value="640" calcext:value-type="float">
            <text:p>640</text:p>
          </table:table-cell>
          <table:table-cell table:style-name="ce6" office:value-type="float" office:value="5000" calcext:value-type="float">
            <text:p>5000</text:p>
          </table:table-cell>
          <table:table-cell table:style-name="ce7" table:formula="of:=[.D29]*[.E29]" office:value-type="float" office:value="3200000" calcext:value-type="float">
            <text:p>3,200,000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ce16"/>
          <table:table-cell table:number-columns-repeated="2"/>
          <table:table-cell table:style-name="ce16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4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5.4" calcext:value-type="float">
            <text:p>6665.4</text:p>
          </table:table-cell>
          <table:table-cell table:style-name="ce16"/>
          <table:table-cell table:style-name="ce16" table:formula="of:=[.F29]/[.B34]" office:value-type="float" office:value="480.091217331293" calcext:value-type="float">
            <text:p>480.09</text:p>
          </table:table-cell>
          <table:table-cell table:style-name="ce18"/>
          <table:table-cell office:value-type="float" office:value="470.279564" calcext:value-type="float">
            <text:p>470.27956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08.623482" calcext:value-type="float">
            <text:p>308.623482</text:p>
          </table:table-cell>
          <table:table-cell office:value-type="float" office:value="188.49585" calcext:value-type="float">
            <text:p>188.49585</text:p>
          </table:table-cell>
          <table:table-cell office:value-type="float" office:value="120.127632" calcext:value-type="float">
            <text:p>120.127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35.1" calcext:value-type="float">
            <text:p>12635.1</text:p>
          </table:table-cell>
          <table:table-cell office:value-type="float" office:value="13090.6" calcext:value-type="float">
            <text:p>13090.6</text:p>
          </table:table-cell>
          <table:table-cell office:value-type="float" office:value="13186.1" calcext:value-type="float">
            <text:p>13186.1</text:p>
          </table:table-cell>
          <table:table-cell office:value-type="float" office:value="13265.2" calcext:value-type="float">
            <text:p>13265.2</text:p>
          </table:table-cell>
          <table:table-cell office:value-type="float" office:value="6665.4" calcext:value-type="float">
            <text:p>6665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83.1" calcext:value-type="float">
            <text:p>13183.1</text:p>
          </table:table-cell>
          <table:table-cell table:style-name="ce18"/>
          <table:table-cell table:style-name="ce18" table:formula="of:=[.F29]/[.B35]" office:value-type="float" office:value="242.735016801814" calcext:value-type="float">
            <text:p>242.74</text:p>
          </table:table-cell>
          <table:table-cell table:style-name="ce18"/>
          <table:table-cell office:value-type="float" office:value="242.670301" calcext:value-type="float">
            <text:p>242.67030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60.485363" calcext:value-type="float">
            <text:p>160.485363</text:p>
          </table:table-cell>
          <table:table-cell office:value-type="float" office:value="98.047086" calcext:value-type="float">
            <text:p>98.047086</text:p>
          </table:table-cell>
          <table:table-cell office:value-type="float" office:value="62.438277" calcext:value-type="float">
            <text:p>62.4382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532.7" calcext:value-type="float">
            <text:p>24532.7</text:p>
          </table:table-cell>
          <table:table-cell office:value-type="float" office:value="25455.4" calcext:value-type="float">
            <text:p>25455.4</text:p>
          </table:table-cell>
          <table:table-cell office:value-type="float" office:value="24634.1" calcext:value-type="float">
            <text:p>24634.1</text:p>
          </table:table-cell>
          <table:table-cell office:value-type="float" office:value="26431.7" calcext:value-type="float">
            <text:p>26431.7</text:p>
          </table:table-cell>
          <table:table-cell office:value-type="float" office:value="13183.1" calcext:value-type="float">
            <text:p>13183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04.7" calcext:value-type="float">
            <text:p>18704.7</text:p>
          </table:table-cell>
          <table:table-cell table:style-name="ce18"/>
          <table:table-cell table:style-name="ce18" table:formula="of:=[.F29]/[.B36]" office:value-type="float" office:value="171.07999593685" calcext:value-type="float">
            <text:p>171.08</text:p>
          </table:table-cell>
          <table:table-cell table:style-name="ce18"/>
          <table:table-cell office:value-type="float" office:value="167.853153" calcext:value-type="float">
            <text:p>167.85315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9.514863" calcext:value-type="float">
            <text:p>109.514863</text:p>
          </table:table-cell>
          <table:table-cell office:value-type="float" office:value="67.332783" calcext:value-type="float">
            <text:p>67.332783</text:p>
          </table:table-cell>
          <table:table-cell office:value-type="float" office:value="42.18208" calcext:value-type="float">
            <text:p>42.182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456.3" calcext:value-type="float">
            <text:p>35456.3</text:p>
          </table:table-cell>
          <table:table-cell office:value-type="float" office:value="36585.5" calcext:value-type="float">
            <text:p>36585.5</text:p>
          </table:table-cell>
          <table:table-cell office:value-type="float" office:value="38732.3" calcext:value-type="float">
            <text:p>38732.3</text:p>
          </table:table-cell>
          <table:table-cell office:value-type="float" office:value="38557.2" calcext:value-type="float">
            <text:p>38557.2</text:p>
          </table:table-cell>
          <table:table-cell office:value-type="float" office:value="18704.7" calcext:value-type="float">
            <text:p>18704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71.9" calcext:value-type="float">
            <text:p>24971.9</text:p>
          </table:table-cell>
          <table:table-cell table:style-name="ce18"/>
          <table:table-cell table:style-name="ce18" table:formula="of:=[.F29]/[.B37]" office:value-type="float" office:value="128.144033894097" calcext:value-type="float">
            <text:p>128.14</text:p>
          </table:table-cell>
          <table:table-cell table:style-name="ce18"/>
          <table:table-cell office:value-type="float" office:value="128.155062" calcext:value-type="float">
            <text:p>128.15506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3.657433" calcext:value-type="float">
            <text:p>83.657433</text:p>
          </table:table-cell>
          <table:table-cell office:value-type="float" office:value="51.603626" calcext:value-type="float">
            <text:p>51.603626</text:p>
          </table:table-cell>
          <table:table-cell office:value-type="float" office:value="32.053807" calcext:value-type="float">
            <text:p>32.0538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777.2" calcext:value-type="float">
            <text:p>45777.2</text:p>
          </table:table-cell>
          <table:table-cell office:value-type="float" office:value="46738.7" calcext:value-type="float">
            <text:p>46738.7</text:p>
          </table:table-cell>
          <table:table-cell office:value-type="float" office:value="49618.6" calcext:value-type="float">
            <text:p>49618.6</text:p>
          </table:table-cell>
          <table:table-cell office:value-type="float" office:value="49447.8" calcext:value-type="float">
            <text:p>49447.8</text:p>
          </table:table-cell>
          <table:table-cell office:value-type="float" office:value="24971.9" calcext:value-type="float">
            <text:p>24971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69.6" calcext:value-type="float">
            <text:p>31169.6</text:p>
          </table:table-cell>
          <table:table-cell table:style-name="ce18"/>
          <table:table-cell table:style-name="ce18" table:formula="of:=[.F29]/[.B38]" office:value-type="float" office:value="102.664134284688" calcext:value-type="float">
            <text:p>102.66</text:p>
          </table:table-cell>
          <table:table-cell table:style-name="ce18"/>
          <table:table-cell office:value-type="float" office:value="104.356358" calcext:value-type="float">
            <text:p>104.35635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8.2422" calcext:value-type="float">
            <text:p>68.2422</text:p>
          </table:table-cell>
          <table:table-cell office:value-type="float" office:value="42.237309" calcext:value-type="float">
            <text:p>42.237309</text:p>
          </table:table-cell>
          <table:table-cell office:value-type="float" office:value="26.00489" calcext:value-type="float">
            <text:p>26.004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2013.9" calcext:value-type="float">
            <text:p>52013.9</text:p>
          </table:table-cell>
          <table:table-cell office:value-type="float" office:value="52222.8" calcext:value-type="float">
            <text:p>52222.8</text:p>
          </table:table-cell>
          <table:table-cell office:value-type="float" office:value="58199" calcext:value-type="float">
            <text:p>58199</text:p>
          </table:table-cell>
          <table:table-cell office:value-type="float" office:value="58565.4" calcext:value-type="float">
            <text:p>58565.4</text:p>
          </table:table-cell>
          <table:table-cell office:value-type="float" office:value="31169.6" calcext:value-type="float">
            <text:p>3116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259.5" calcext:value-type="float">
            <text:p>37259.5</text:p>
          </table:table-cell>
          <table:table-cell table:style-name="ce18"/>
          <table:table-cell table:style-name="ce18" table:formula="of:=[.F29]/[.B39]" office:value-type="float" office:value="85.8841369315208" calcext:value-type="float">
            <text:p>85.88</text:p>
          </table:table-cell>
          <table:table-cell table:style-name="ce18"/>
          <table:table-cell office:value-type="float" office:value="87.260722" calcext:value-type="float">
            <text:p>87.26072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7.347187" calcext:value-type="float">
            <text:p>57.347187</text:p>
          </table:table-cell>
          <table:table-cell office:value-type="float" office:value="35.68459" calcext:value-type="float">
            <text:p>35.68459</text:p>
          </table:table-cell>
          <table:table-cell office:value-type="float" office:value="21.662597" calcext:value-type="float">
            <text:p>21.6625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5300.1" calcext:value-type="float">
            <text:p>55300.1</text:p>
          </table:table-cell>
          <table:table-cell office:value-type="float" office:value="55677.2" calcext:value-type="float">
            <text:p>55677.2</text:p>
          </table:table-cell>
          <table:table-cell office:value-type="float" office:value="62226.2" calcext:value-type="float">
            <text:p>62226.2</text:p>
          </table:table-cell>
          <table:table-cell office:value-type="float" office:value="62627.3" calcext:value-type="float">
            <text:p>62627.3</text:p>
          </table:table-cell>
          <table:table-cell office:value-type="float" office:value="37259.5" calcext:value-type="float">
            <text:p>37259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71.7" calcext:value-type="float">
            <text:p>42771.7</text:p>
          </table:table-cell>
          <table:table-cell table:style-name="ce18"/>
          <table:table-cell table:style-name="ce18" table:formula="of:=[.F29]/[.B40]" office:value-type="float" office:value="74.8158244820758" calcext:value-type="float">
            <text:p>74.82</text:p>
          </table:table-cell>
          <table:table-cell table:style-name="ce18"/>
          <table:table-cell office:value-type="float" office:value="75.473611" calcext:value-type="float">
            <text:p>75.47361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9.875089" calcext:value-type="float">
            <text:p>49.875089</text:p>
          </table:table-cell>
          <table:table-cell office:value-type="float" office:value="31.17424" calcext:value-type="float">
            <text:p>31.17424</text:p>
          </table:table-cell>
          <table:table-cell office:value-type="float" office:value="18.700849" calcext:value-type="float">
            <text:p>18.7008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233" calcext:value-type="float">
            <text:p>58233</text:p>
          </table:table-cell>
          <table:table-cell office:value-type="float" office:value="58456.2" calcext:value-type="float">
            <text:p>58456.2</text:p>
          </table:table-cell>
          <table:table-cell office:value-type="float" office:value="65890.8" calcext:value-type="float">
            <text:p>65890.8</text:p>
          </table:table-cell>
          <table:table-cell office:value-type="float" office:value="66290.8" calcext:value-type="float">
            <text:p>66290.8</text:p>
          </table:table-cell>
          <table:table-cell office:value-type="float" office:value="42771.7" calcext:value-type="float">
            <text:p>4277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11.9" calcext:value-type="float">
            <text:p>47211.9</text:p>
          </table:table-cell>
          <table:table-cell table:style-name="ce18"/>
          <table:table-cell table:style-name="ce18" table:formula="of:=[.F29]/[.B41]" office:value-type="float" office:value="67.7795216883879" calcext:value-type="float">
            <text:p>67.78</text:p>
          </table:table-cell>
          <table:table-cell table:style-name="ce18"/>
          <table:table-cell office:value-type="float" office:value="68.165916" calcext:value-type="float">
            <text:p>68.16591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45.313679" calcext:value-type="float">
            <text:p>45.313679</text:p>
          </table:table-cell>
          <table:table-cell office:value-type="float" office:value="28.475502" calcext:value-type="float">
            <text:p>28.475502</text:p>
          </table:table-cell>
          <table:table-cell office:value-type="float" office:value="16.838177" calcext:value-type="float">
            <text:p>16.8381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0336.7" calcext:value-type="float">
            <text:p>60336.7</text:p>
          </table:table-cell>
          <table:table-cell office:value-type="float" office:value="60343.2" calcext:value-type="float">
            <text:p>60343.2</text:p>
          </table:table-cell>
          <table:table-cell office:value-type="float" office:value="68673.7" calcext:value-type="float">
            <text:p>68673.7</text:p>
          </table:table-cell>
          <table:table-cell office:value-type="float" office:value="69130.7" calcext:value-type="float">
            <text:p>69130.7</text:p>
          </table:table-cell>
          <table:table-cell office:value-type="float" office:value="47211.9" calcext:value-type="float">
            <text:p>4721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06.4" calcext:value-type="float">
            <text:p>50706.4</text:p>
          </table:table-cell>
          <table:table-cell table:style-name="ce18"/>
          <table:table-cell table:style-name="ce18" table:formula="of:=[.F29]/[.B42]" office:value-type="float" office:value="63.1084044617642" calcext:value-type="float">
            <text:p>63.11</text:p>
          </table:table-cell>
          <table:table-cell table:style-name="ce18"/>
          <table:table-cell office:value-type="float" office:value="63.171366" calcext:value-type="float">
            <text:p>63.17136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2.407779" calcext:value-type="float">
            <text:p>42.407779</text:p>
          </table:table-cell>
          <table:table-cell office:value-type="float" office:value="26.682343" calcext:value-type="float">
            <text:p>26.682343</text:p>
          </table:table-cell>
          <table:table-cell office:value-type="float" office:value="15.725436" calcext:value-type="float">
            <text:p>15.7254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2152.8" calcext:value-type="float">
            <text:p>62152.8</text:p>
          </table:table-cell>
          <table:table-cell office:value-type="float" office:value="62317.9" calcext:value-type="float">
            <text:p>62317.9</text:p>
          </table:table-cell>
          <table:table-cell office:value-type="float" office:value="70983.1" calcext:value-type="float">
            <text:p>70983.1</text:p>
          </table:table-cell>
          <table:table-cell office:value-type="float" office:value="71409.6" calcext:value-type="float">
            <text:p>71409.6</text:p>
          </table:table-cell>
          <table:table-cell office:value-type="float" office:value="50706.4" calcext:value-type="float">
            <text:p>50706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35.2" calcext:value-type="float">
            <text:p>56235.2</text:p>
          </table:table-cell>
          <table:table-cell table:style-name="ce18"/>
          <table:table-cell table:style-name="ce18" table:formula="of:=[.F29]/[.B43]" office:value-type="float" office:value="56.9038609269639" calcext:value-type="float">
            <text:p>56.90</text:p>
          </table:table-cell>
          <table:table-cell table:style-name="ce18"/>
          <table:table-cell office:value-type="float" office:value="56.994655" calcext:value-type="float">
            <text:p>56.99465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9.833263" calcext:value-type="float">
            <text:p>39.833263</text:p>
          </table:table-cell>
          <table:table-cell office:value-type="float" office:value="25.691169" calcext:value-type="float">
            <text:p>25.691169</text:p>
          </table:table-cell>
          <table:table-cell office:value-type="float" office:value="14.142094" calcext:value-type="float">
            <text:p>14.1420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3905.9" calcext:value-type="float">
            <text:p>63905.9</text:p>
          </table:table-cell>
          <table:table-cell office:value-type="float" office:value="64115.9" calcext:value-type="float">
            <text:p>64115.9</text:p>
          </table:table-cell>
          <table:table-cell office:value-type="float" office:value="73032.8" calcext:value-type="float">
            <text:p>73032.8</text:p>
          </table:table-cell>
          <table:table-cell office:value-type="float" office:value="73271.5" calcext:value-type="float">
            <text:p>73271.5</text:p>
          </table:table-cell>
          <table:table-cell office:value-type="float" office:value="56235.2" calcext:value-type="float">
            <text:p>56235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401" calcext:value-type="float">
            <text:p>61401</text:p>
          </table:table-cell>
          <table:table-cell table:style-name="ce18"/>
          <table:table-cell table:style-name="ce18" table:formula="of:=[.F29]/[.B44]" office:value-type="float" office:value="52.1164150421003" calcext:value-type="float">
            <text:p>52.12</text:p>
          </table:table-cell>
          <table:table-cell table:style-name="ce18"/>
          <table:table-cell office:value-type="float" office:value="52.156971" calcext:value-type="float">
            <text:p>52.15697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7.960287" calcext:value-type="float">
            <text:p>37.960287</text:p>
          </table:table-cell>
          <table:table-cell office:value-type="float" office:value="25.023" calcext:value-type="float">
            <text:p>25.023</text:p>
          </table:table-cell>
          <table:table-cell office:value-type="float" office:value="12.937287" calcext:value-type="float">
            <text:p>12.9372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5085.4" calcext:value-type="float">
            <text:p>65085.4</text:p>
          </table:table-cell>
          <table:table-cell office:value-type="float" office:value="65226.4" calcext:value-type="float">
            <text:p>65226.4</text:p>
          </table:table-cell>
          <table:table-cell office:value-type="float" office:value="74121.8" calcext:value-type="float">
            <text:p>74121.8</text:p>
          </table:table-cell>
          <table:table-cell office:value-type="float" office:value="74191.2" calcext:value-type="float">
            <text:p>74191.2</text:p>
          </table:table-cell>
          <table:table-cell office:value-type="float" office:value="61401" calcext:value-type="float">
            <text:p>614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62" calcext:value-type="float">
            <text:p>65062</text:p>
          </table:table-cell>
          <table:table-cell table:style-name="ce18"/>
          <table:table-cell table:style-name="ce18" table:formula="of:=[.F29]/[.B45]" office:value-type="float" office:value="49.1838553994651" calcext:value-type="float">
            <text:p>49.18</text:p>
          </table:table-cell>
          <table:table-cell table:style-name="ce18"/>
          <table:table-cell office:value-type="float" office:value="49.364902" calcext:value-type="float">
            <text:p>49.36490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7.027505" calcext:value-type="float">
            <text:p>37.027505</text:p>
          </table:table-cell>
          <table:table-cell office:value-type="float" office:value="24.790936" calcext:value-type="float">
            <text:p>24.790936</text:p>
          </table:table-cell>
          <table:table-cell office:value-type="float" office:value="12.236569" calcext:value-type="float">
            <text:p>12.2365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5622.5" calcext:value-type="float">
            <text:p>65622.5</text:p>
          </table:table-cell>
          <table:table-cell office:value-type="float" office:value="65641.1" calcext:value-type="float">
            <text:p>65641.1</text:p>
          </table:table-cell>
          <table:table-cell office:value-type="float" office:value="74216.3" calcext:value-type="float">
            <text:p>74216.3</text:p>
          </table:table-cell>
          <table:table-cell office:value-type="float" office:value="74211.4" calcext:value-type="float">
            <text:p>74211.4</text:p>
          </table:table-cell>
          <table:table-cell office:value-type="float" office:value="65062" calcext:value-type="float">
            <text:p>650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645" calcext:value-type="float">
            <text:p>66645</text:p>
          </table:table-cell>
          <table:table-cell table:style-name="ce18"/>
          <table:table-cell table:style-name="ce18" table:formula="of:=[.F29]/[.B46]" office:value-type="float" office:value="48.0156050716483" calcext:value-type="float">
            <text:p>48.02</text:p>
          </table:table-cell>
          <table:table-cell table:style-name="ce18"/>
          <table:table-cell office:value-type="float" office:value="47.953591" calcext:value-type="float">
            <text:p>47.95359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6.391967" calcext:value-type="float">
            <text:p>36.391967</text:p>
          </table:table-cell>
          <table:table-cell office:value-type="float" office:value="24.472509" calcext:value-type="float">
            <text:p>24.472509</text:p>
          </table:table-cell>
          <table:table-cell office:value-type="float" office:value="11.919458" calcext:value-type="float">
            <text:p>11.9194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6159.5" calcext:value-type="float">
            <text:p>66159.5</text:p>
          </table:table-cell>
          <table:table-cell office:value-type="float" office:value="66184.3" calcext:value-type="float">
            <text:p>66184.3</text:p>
          </table:table-cell>
          <table:table-cell office:value-type="float" office:value="74694.3" calcext:value-type="float">
            <text:p>74694.3</text:p>
          </table:table-cell>
          <table:table-cell office:value-type="float" office:value="74659.4" calcext:value-type="float">
            <text:p>74659.4</text:p>
          </table:table-cell>
          <table:table-cell office:value-type="float" office:value="66645" calcext:value-type="float">
            <text:p>666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518.7" calcext:value-type="float">
            <text:p>71518.7</text:p>
          </table:table-cell>
          <table:table-cell table:style-name="ce18"/>
          <table:table-cell table:style-name="ce18" table:formula="of:=[.F29]/[.B47]" office:value-type="float" office:value="44.7435425979499" calcext:value-type="float">
            <text:p>44.74</text:p>
          </table:table-cell>
          <table:table-cell table:style-name="ce18"/>
          <table:table-cell office:value-type="float" office:value="44.625985" calcext:value-type="float">
            <text:p>44.62598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5.31258" calcext:value-type="float">
            <text:p>35.31258</text:p>
          </table:table-cell>
          <table:table-cell office:value-type="float" office:value="24.326477" calcext:value-type="float">
            <text:p>24.326477</text:p>
          </table:table-cell>
          <table:table-cell office:value-type="float" office:value="10.986103" calcext:value-type="float">
            <text:p>10.9861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6489.2" calcext:value-type="float">
            <text:p>66489.2</text:p>
          </table:table-cell>
          <table:table-cell office:value-type="float" office:value="66389.9" calcext:value-type="float">
            <text:p>66389.9</text:p>
          </table:table-cell>
          <table:table-cell office:value-type="float" office:value="74710.4" calcext:value-type="float">
            <text:p>74710.4</text:p>
          </table:table-cell>
          <table:table-cell office:value-type="float" office:value="74715.4" calcext:value-type="float">
            <text:p>74715.4</text:p>
          </table:table-cell>
          <table:table-cell office:value-type="float" office:value="71518.7" calcext:value-type="float">
            <text:p>71518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423.3" calcext:value-type="float">
            <text:p>76423.3</text:p>
          </table:table-cell>
          <table:table-cell table:style-name="ce18"/>
          <table:table-cell table:style-name="ce18" table:formula="of:=[.F29]/[.B48]" office:value-type="float" office:value="41.8720468757565" calcext:value-type="float">
            <text:p>41.87</text:p>
          </table:table-cell>
          <table:table-cell table:style-name="ce18"/>
          <table:table-cell office:value-type="float" office:value="41.718259" calcext:value-type="float">
            <text:p>41.71825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4.596718" calcext:value-type="float">
            <text:p>34.596718</text:p>
          </table:table-cell>
          <table:table-cell office:value-type="float" office:value="24.297973" calcext:value-type="float">
            <text:p>24.297973</text:p>
          </table:table-cell>
          <table:table-cell office:value-type="float" office:value="10.298745" calcext:value-type="float">
            <text:p>10.2987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66170.6" calcext:value-type="float">
            <text:p>66170.6</text:p>
          </table:table-cell>
          <table:table-cell office:value-type="float" office:value="74520.1" calcext:value-type="float">
            <text:p>74520.1</text:p>
          </table:table-cell>
          <table:table-cell office:value-type="float" office:value="74486" calcext:value-type="float">
            <text:p>74486</text:p>
          </table:table-cell>
          <table:table-cell office:value-type="float" office:value="76423.3" calcext:value-type="float">
            <text:p>76423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259.4" calcext:value-type="float">
            <text:p>81259.4</text:p>
          </table:table-cell>
          <table:table-cell/>
          <table:table-cell table:style-name="ce16" table:formula="of:=[.F29]/[.B49]" office:value-type="float" office:value="39.3800594146646" calcext:value-type="float">
            <text:p>39.38</text:p>
          </table:table-cell>
          <table:table-cell/>
          <table:table-cell office:value-type="float" office:value="39.382296" calcext:value-type="float">
            <text:p>39.3822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33.920214" calcext:value-type="float">
            <text:p>33.920214</text:p>
          </table:table-cell>
          <table:table-cell office:value-type="float" office:value="24.311635" calcext:value-type="float">
            <text:p>24.311635</text:p>
          </table:table-cell>
          <table:table-cell office:value-type="float" office:value="9.608579" calcext:value-type="float">
            <text:p>9.6085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66088.5" calcext:value-type="float">
            <text:p>66088.5</text:p>
          </table:table-cell>
          <table:table-cell office:value-type="float" office:value="74289.7" calcext:value-type="float">
            <text:p>74289.7</text:p>
          </table:table-cell>
          <table:table-cell office:value-type="float" office:value="74328.7" calcext:value-type="float">
            <text:p>74328.7</text:p>
          </table:table-cell>
          <table:table-cell office:value-type="float" office:value="81259.4" calcext:value-type="float">
            <text:p>81259.4</text:p>
          </table:table-cell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number-columns-repeated="14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31976004" calcext:value-type="float">
            <text:p>31,976,004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13021.6" calcext:value-type="float">
            <text:p>13021.6</text:p>
          </table:table-cell>
          <table:table-cell office:value-type="float" office:value="13532.6" calcext:value-type="float">
            <text:p>13532.6</text:p>
          </table:table-cell>
          <table:table-cell office:value-type="float" office:value="14001.8" calcext:value-type="float">
            <text:p>14001.8</text:p>
          </table:table-cell>
          <table:table-cell office:value-type="float" office:value="13991.6" calcext:value-type="float">
            <text:p>13991.6</text:p>
          </table:table-cell>
          <table:table-cell office:value-type="float" office:value="6731.5" calcext:value-type="float">
            <text:p>6731.5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24085.9" calcext:value-type="float">
            <text:p>24085.9</text:p>
          </table:table-cell>
          <table:table-cell office:value-type="float" office:value="24823.1" calcext:value-type="float">
            <text:p>24823.1</text:p>
          </table:table-cell>
          <table:table-cell office:value-type="float" office:value="19936.5" calcext:value-type="float">
            <text:p>19936.5</text:p>
          </table:table-cell>
          <table:table-cell office:value-type="float" office:value="25957.2" calcext:value-type="float">
            <text:p>25957.2</text:p>
          </table:table-cell>
          <table:table-cell office:value-type="float" office:value="13147.9" calcext:value-type="float">
            <text:p>13147.9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36075" calcext:value-type="float">
            <text:p>36075</text:p>
          </table:table-cell>
          <table:table-cell office:value-type="float" office:value="37398.8" calcext:value-type="float">
            <text:p>37398.8</text:p>
          </table:table-cell>
          <table:table-cell office:value-type="float" office:value="39204.1" calcext:value-type="float">
            <text:p>39204.1</text:p>
          </table:table-cell>
          <table:table-cell office:value-type="float" office:value="38876.5" calcext:value-type="float">
            <text:p>38876.5</text:p>
          </table:table-cell>
          <table:table-cell office:value-type="float" office:value="19664.2" calcext:value-type="float">
            <text:p>19664.2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47011.8" calcext:value-type="float">
            <text:p>47011.8</text:p>
          </table:table-cell>
          <table:table-cell office:value-type="float" office:value="48483.5" calcext:value-type="float">
            <text:p>48483.5</text:p>
          </table:table-cell>
          <table:table-cell office:value-type="float" office:value="51069.3" calcext:value-type="float">
            <text:p>51069.3</text:p>
          </table:table-cell>
          <table:table-cell office:value-type="float" office:value="50900.2" calcext:value-type="float">
            <text:p>50900.2</text:p>
          </table:table-cell>
          <table:table-cell office:value-type="float" office:value="26133.5" calcext:value-type="float">
            <text:p>26133.5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59224.3" calcext:value-type="float">
            <text:p>59224.3</text:p>
          </table:table-cell>
          <table:table-cell office:value-type="float" office:value="60908.4" calcext:value-type="float">
            <text:p>60908.4</text:p>
          </table:table-cell>
          <table:table-cell office:value-type="float" office:value="64109.4" calcext:value-type="float">
            <text:p>64109.4</text:p>
          </table:table-cell>
          <table:table-cell office:value-type="float" office:value="63758.6" calcext:value-type="float">
            <text:p>63758.6</text:p>
          </table:table-cell>
          <table:table-cell office:value-type="float" office:value="32006.3" calcext:value-type="float">
            <text:p>32006.3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69203.7" calcext:value-type="float">
            <text:p>69203.7</text:p>
          </table:table-cell>
          <table:table-cell office:value-type="float" office:value="70944.1" calcext:value-type="float">
            <text:p>70944.1</text:p>
          </table:table-cell>
          <table:table-cell office:value-type="float" office:value="74955.7" calcext:value-type="float">
            <text:p>74955.7</text:p>
          </table:table-cell>
          <table:table-cell office:value-type="float" office:value="74624.6" calcext:value-type="float">
            <text:p>74624.6</text:p>
          </table:table-cell>
          <table:table-cell office:value-type="float" office:value="37921.9" calcext:value-type="float">
            <text:p>37921.9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76772.2" calcext:value-type="float">
            <text:p>76772.2</text:p>
          </table:table-cell>
          <table:table-cell office:value-type="float" office:value="75230.8" calcext:value-type="float">
            <text:p>75230.8</text:p>
          </table:table-cell>
          <table:table-cell office:value-type="float" office:value="83174.2" calcext:value-type="float">
            <text:p>83174.2</text:p>
          </table:table-cell>
          <table:table-cell office:value-type="float" office:value="84665" calcext:value-type="float">
            <text:p>84665</text:p>
          </table:table-cell>
          <table:table-cell office:value-type="float" office:value="43658.3" calcext:value-type="float">
            <text:p>43658.3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81300.7" calcext:value-type="float">
            <text:p>81300.7</text:p>
          </table:table-cell>
          <table:table-cell office:value-type="float" office:value="75625" calcext:value-type="float">
            <text:p>75625</text:p>
          </table:table-cell>
          <table:table-cell office:value-type="float" office:value="87073.7" calcext:value-type="float">
            <text:p>87073.7</text:p>
          </table:table-cell>
          <table:table-cell office:value-type="float" office:value="90791.5" calcext:value-type="float">
            <text:p>90791.5</text:p>
          </table:table-cell>
          <table:table-cell office:value-type="float" office:value="49261.4" calcext:value-type="float">
            <text:p>49261.4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95164.2" calcext:value-type="float">
            <text:p>95164.2</text:p>
          </table:table-cell>
          <table:table-cell office:value-type="float" office:value="95396.9" calcext:value-type="float">
            <text:p>95396.9</text:p>
          </table:table-cell>
          <table:table-cell office:value-type="float" office:value="105922.3" calcext:value-type="float">
            <text:p>105922.3</text:p>
          </table:table-cell>
          <table:table-cell office:value-type="float" office:value="106671" calcext:value-type="float">
            <text:p>106671</text:p>
          </table:table-cell>
          <table:table-cell office:value-type="float" office:value="56007.1" calcext:value-type="float">
            <text:p>56007.1</text:p>
          </table:table-cell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104220.9" calcext:value-type="float">
            <text:p>104220.9</text:p>
          </table:table-cell>
          <table:table-cell office:value-type="float" office:value="105346.5" calcext:value-type="float">
            <text:p>105346.5</text:p>
          </table:table-cell>
          <table:table-cell office:value-type="float" office:value="115573.4" calcext:value-type="float">
            <text:p>115573.4</text:p>
          </table:table-cell>
          <table:table-cell office:value-type="float" office:value="115734.2" calcext:value-type="float">
            <text:p>115734.2</text:p>
          </table:table-cell>
          <table:table-cell office:value-type="float" office:value="61482" calcext:value-type="float">
            <text:p>61482</text:p>
          </table:table-cell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103344.6" calcext:value-type="float">
            <text:p>103344.6</text:p>
          </table:table-cell>
          <table:table-cell office:value-type="float" office:value="103386" calcext:value-type="float">
            <text:p>103386</text:p>
          </table:table-cell>
          <table:table-cell office:value-type="float" office:value="115959.5" calcext:value-type="float">
            <text:p>115959.5</text:p>
          </table:table-cell>
          <table:table-cell office:value-type="float" office:value="117068" calcext:value-type="float">
            <text:p>117068</text:p>
          </table:table-cell>
          <table:table-cell office:value-type="float" office:value="67312.1" calcext:value-type="float">
            <text:p>67312.1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97829.2" calcext:value-type="float">
            <text:p>97829.2</text:p>
          </table:table-cell>
          <table:table-cell office:value-type="float" office:value="99495.7" calcext:value-type="float">
            <text:p>99495.7</text:p>
          </table:table-cell>
          <table:table-cell office:value-type="float" office:value="108548.2" calcext:value-type="float">
            <text:p>108548.2</text:p>
          </table:table-cell>
          <table:table-cell office:value-type="float" office:value="109628.7" calcext:value-type="float">
            <text:p>109628.7</text:p>
          </table:table-cell>
          <table:table-cell office:value-type="float" office:value="71915.7" calcext:value-type="float">
            <text:p>71915.7</text:p>
          </table:table-cell>
        </table:table-row>
        <table:table-row table:style-name="ro1"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106114.4" calcext:value-type="float">
            <text:p>106114.4</text:p>
          </table:table-cell>
          <table:table-cell office:value-type="float" office:value="104193.4" calcext:value-type="float">
            <text:p>104193.4</text:p>
          </table:table-cell>
          <table:table-cell office:value-type="float" office:value="119064.8" calcext:value-type="float">
            <text:p>119064.8</text:p>
          </table:table-cell>
          <table:table-cell office:value-type="float" office:value="120931.4" calcext:value-type="float">
            <text:p>120931.4</text:p>
          </table:table-cell>
          <table:table-cell office:value-type="float" office:value="78546.9" calcext:value-type="float">
            <text:p>78546.9</text:p>
          </table:table-cell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116085.2" calcext:value-type="float">
            <text:p>116085.2</text:p>
          </table:table-cell>
          <table:table-cell office:value-type="float" office:value="116397.3" calcext:value-type="float">
            <text:p>116397.3</text:p>
          </table:table-cell>
          <table:table-cell office:value-type="float" office:value="130797.8" calcext:value-type="float">
            <text:p>130797.8</text:p>
          </table:table-cell>
          <table:table-cell office:value-type="float" office:value="131355.9" calcext:value-type="float">
            <text:p>131355.9</text:p>
          </table:table-cell>
          <table:table-cell office:value-type="float" office:value="85159.2" calcext:value-type="float">
            <text:p>85159.2</text:p>
          </table:table-cell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115058.2" calcext:value-type="float">
            <text:p>115058.2</text:p>
          </table:table-cell>
          <table:table-cell office:value-type="float" office:value="114784.7" calcext:value-type="float">
            <text:p>114784.7</text:p>
          </table:table-cell>
          <table:table-cell office:value-type="float" office:value="130925.4" calcext:value-type="float">
            <text:p>130925.4</text:p>
          </table:table-cell>
          <table:table-cell office:value-type="float" office:value="131448.5" calcext:value-type="float">
            <text:p>131448.5</text:p>
          </table:table-cell>
          <table:table-cell office:value-type="float" office:value="89595.6" calcext:value-type="float">
            <text:p>89595.6</text:p>
          </table:table-cell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 office:value-type="float" office:value="118203.5" calcext:value-type="float">
            <text:p>118203.5</text:p>
          </table:table-cell>
          <table:table-cell office:value-type="float" office:value="118985.2" calcext:value-type="float">
            <text:p>118985.2</text:p>
          </table:table-cell>
          <table:table-cell office:value-type="float" office:value="134047.9" calcext:value-type="float">
            <text:p>134047.9</text:p>
          </table:table-cell>
          <table:table-cell office:value-type="float" office:value="134664.8" calcext:value-type="float">
            <text:p>134664.8</text:p>
          </table:table-cell>
          <table:table-cell office:value-type="float" office:value="95317" calcext:value-type="float">
            <text:p>95317</text:p>
          </table:table-cell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 office:value-type="float" office:value="112596.9" calcext:value-type="float">
            <text:p>112596.9</text:p>
          </table:table-cell>
          <table:table-cell office:value-type="float" office:value="109798.5" calcext:value-type="float">
            <text:p>109798.5</text:p>
          </table:table-cell>
          <table:table-cell office:value-type="float" office:value="125937.7" calcext:value-type="float">
            <text:p>125937.7</text:p>
          </table:table-cell>
          <table:table-cell office:value-type="float" office:value="126342.4" calcext:value-type="float">
            <text:p>126342.4</text:p>
          </table:table-cell>
          <table:table-cell office:value-type="float" office:value="96969.7" calcext:value-type="float">
            <text:p>96969.7</text:p>
          </table:table-cell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 office:value-type="float" office:value="111740.1" calcext:value-type="float">
            <text:p>111740.1</text:p>
          </table:table-cell>
          <table:table-cell office:value-type="float" office:value="113130.2" calcext:value-type="float">
            <text:p>113130.2</text:p>
          </table:table-cell>
          <table:table-cell office:value-type="float" office:value="125574.8" calcext:value-type="float">
            <text:p>125574.8</text:p>
          </table:table-cell>
          <table:table-cell office:value-type="float" office:value="126275.8" calcext:value-type="float">
            <text:p>126275.8</text:p>
          </table:table-cell>
          <table:table-cell office:value-type="float" office:value="99294" calcext:value-type="float">
            <text:p>99294</text:p>
          </table:table-cell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 office:value-type="float" office:value="123839.9" calcext:value-type="float">
            <text:p>123839.9</text:p>
          </table:table-cell>
          <table:table-cell office:value-type="float" office:value="123323.3" calcext:value-type="float">
            <text:p>123323.3</text:p>
          </table:table-cell>
          <table:table-cell office:value-type="float" office:value="140912" calcext:value-type="float">
            <text:p>140912</text:p>
          </table:table-cell>
          <table:table-cell office:value-type="float" office:value="141244.2" calcext:value-type="float">
            <text:p>141244.2</text:p>
          </table:table-cell>
          <table:table-cell office:value-type="float" office:value="106242.1" calcext:value-type="float">
            <text:p>106242.1</text:p>
          </table:table-cell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127551.9" calcext:value-type="float">
            <text:p>127551.9</text:p>
          </table:table-cell>
          <table:table-cell office:value-type="float" office:value="127237.5" calcext:value-type="float">
            <text:p>127237.5</text:p>
          </table:table-cell>
          <table:table-cell office:value-type="float" office:value="144979" calcext:value-type="float">
            <text:p>144979</text:p>
          </table:table-cell>
          <table:table-cell office:value-type="float" office:value="145014.5" calcext:value-type="float">
            <text:p>145014.5</text:p>
          </table:table-cell>
          <table:table-cell office:value-type="float" office:value="111591.4" calcext:value-type="float">
            <text:p>111591.4</text:p>
          </table:table-cell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 office:value-type="float" office:value="123963.5" calcext:value-type="float">
            <text:p>123963.5</text:p>
          </table:table-cell>
          <table:table-cell office:value-type="float" office:value="122305.2" calcext:value-type="float">
            <text:p>122305.2</text:p>
          </table:table-cell>
          <table:table-cell office:value-type="float" office:value="139446" calcext:value-type="float">
            <text:p>139446</text:p>
          </table:table-cell>
          <table:table-cell office:value-type="float" office:value="139542.7" calcext:value-type="float">
            <text:p>139542.7</text:p>
          </table:table-cell>
          <table:table-cell office:value-type="float" office:value="116500.4" calcext:value-type="float">
            <text:p>116500.4</text:p>
          </table:table-cell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 office:value-type="float" office:value="130620.4" calcext:value-type="float">
            <text:p>130620.4</text:p>
          </table:table-cell>
          <table:table-cell office:value-type="float" office:value="129859.6" calcext:value-type="float">
            <text:p>129859.6</text:p>
          </table:table-cell>
          <table:table-cell office:value-type="float" office:value="147756.1" calcext:value-type="float">
            <text:p>147756.1</text:p>
          </table:table-cell>
          <table:table-cell office:value-type="float" office:value="147548.2" calcext:value-type="float">
            <text:p>147548.2</text:p>
          </table:table-cell>
          <table:table-cell office:value-type="float" office:value="122305.2" calcext:value-type="float">
            <text:p>122305.2</text:p>
          </table:table-cell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125402" calcext:value-type="float">
            <text:p>125402</text:p>
          </table:table-cell>
          <table:table-cell office:value-type="float" office:value="123693.9" calcext:value-type="float">
            <text:p>123693.9</text:p>
          </table:table-cell>
          <table:table-cell office:value-type="float" office:value="140565.7" calcext:value-type="float">
            <text:p>140565.7</text:p>
          </table:table-cell>
          <table:table-cell office:value-type="float" office:value="140342.3" calcext:value-type="float">
            <text:p>140342.3</text:p>
          </table:table-cell>
          <table:table-cell office:value-type="float" office:value="125804" calcext:value-type="float">
            <text:p>125804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132385.5" calcext:value-type="float">
            <text:p>132385.5</text:p>
          </table:table-cell>
          <table:table-cell office:value-type="float" office:value="131588.6" calcext:value-type="float">
            <text:p>131588.6</text:p>
          </table:table-cell>
          <table:table-cell office:value-type="float" office:value="148967.5" calcext:value-type="float">
            <text:p>148967.5</text:p>
          </table:table-cell>
          <table:table-cell office:value-type="float" office:value="148771.6" calcext:value-type="float">
            <text:p>148771.6</text:p>
          </table:table-cell>
          <table:table-cell office:value-type="float" office:value="131467.4" calcext:value-type="float">
            <text:p>131467.4</text:p>
          </table:table-cell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129942.6" calcext:value-type="float">
            <text:p>129942.6</text:p>
          </table:table-cell>
          <table:table-cell office:value-type="float" office:value="129000.9" calcext:value-type="float">
            <text:p>129000.9</text:p>
          </table:table-cell>
          <table:table-cell office:value-type="float" office:value="145578.7" calcext:value-type="float">
            <text:p>145578.7</text:p>
          </table:table-cell>
          <table:table-cell office:value-type="float" office:value="145614.5" calcext:value-type="float">
            <text:p>145614.5</text:p>
          </table:table-cell>
          <table:table-cell office:value-type="float" office:value="129304.2" calcext:value-type="float">
            <text:p>129304.2</text:p>
          </table:table-cell>
        </table:table-row>
        <table:table-row table:style-name="ro1">
          <table:table-cell table:number-columns-repeated="15"/>
          <table:table-cell office:value-type="float" office:value="26" calcext:value-type="float">
            <text:p>26</text:p>
          </table:table-cell>
          <table:table-cell office:value-type="float" office:value="133200.1" calcext:value-type="float">
            <text:p>133200.1</text:p>
          </table:table-cell>
          <table:table-cell office:value-type="float" office:value="131591.2" calcext:value-type="float">
            <text:p>131591.2</text:p>
          </table:table-cell>
          <table:table-cell office:value-type="float" office:value="148800.1" calcext:value-type="float">
            <text:p>148800.1</text:p>
          </table:table-cell>
          <table:table-cell office:value-type="float" office:value="148765" calcext:value-type="float">
            <text:p>148765</text:p>
          </table:table-cell>
          <table:table-cell office:value-type="float" office:value="131215.5" calcext:value-type="float">
            <text:p>131215.5</text:p>
          </table:table-cell>
        </table:table-row>
        <table:table-row table:style-name="ro1"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130653.5" calcext:value-type="float">
            <text:p>130653.5</text:p>
          </table:table-cell>
          <table:table-cell office:value-type="float" office:value="129334.1" calcext:value-type="float">
            <text:p>129334.1</text:p>
          </table:table-cell>
          <table:table-cell office:value-type="float" office:value="145473.5" calcext:value-type="float">
            <text:p>145473.5</text:p>
          </table:table-cell>
          <table:table-cell office:value-type="float" office:value="145570.3" calcext:value-type="float">
            <text:p>145570.3</text:p>
          </table:table-cell>
          <table:table-cell office:value-type="float" office:value="137619.7" calcext:value-type="float">
            <text:p>137619.7</text:p>
          </table:table-cell>
        </table:table-row>
        <table:table-row table:style-name="ro1"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127488.9" calcext:value-type="float">
            <text:p>127488.9</text:p>
          </table:table-cell>
          <table:table-cell office:value-type="float" office:value="124000.1" calcext:value-type="float">
            <text:p>124000.1</text:p>
          </table:table-cell>
          <table:table-cell office:value-type="float" office:value="139975.4" calcext:value-type="float">
            <text:p>139975.4</text:p>
          </table:table-cell>
          <table:table-cell office:value-type="float" office:value="140162.5" calcext:value-type="float">
            <text:p>140162.5</text:p>
          </table:table-cell>
          <table:table-cell office:value-type="float" office:value="138603.1" calcext:value-type="float">
            <text:p>138603.1</text:p>
          </table:table-cell>
        </table:table-row>
        <table:table-row table:style-name="ro1"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130944.1" calcext:value-type="float">
            <text:p>130944.1</text:p>
          </table:table-cell>
          <table:table-cell office:value-type="float" office:value="129219.5" calcext:value-type="float">
            <text:p>129219.5</text:p>
          </table:table-cell>
          <table:table-cell office:value-type="float" office:value="145050.1" calcext:value-type="float">
            <text:p>145050.1</text:p>
          </table:table-cell>
          <table:table-cell office:value-type="float" office:value="145542.9" calcext:value-type="float">
            <text:p>145542.9</text:p>
          </table:table-cell>
          <table:table-cell office:value-type="float" office:value="147142.7" calcext:value-type="float">
            <text:p>147142.7</text:p>
          </table:table-cell>
        </table:table-row>
        <table:table-row table:style-name="ro1"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134003.3" calcext:value-type="float">
            <text:p>134003.3</text:p>
          </table:table-cell>
          <table:table-cell office:value-type="float" office:value="132649.8" calcext:value-type="float">
            <text:p>132649.8</text:p>
          </table:table-cell>
          <table:table-cell office:value-type="float" office:value="148210.8" calcext:value-type="float">
            <text:p>148210.8</text:p>
          </table:table-cell>
          <table:table-cell office:value-type="float" office:value="148560.8" calcext:value-type="float">
            <text:p>148560.8</text:p>
          </table:table-cell>
          <table:table-cell office:value-type="float" office:value="152291.7" calcext:value-type="float">
            <text:p>152291.7</text:p>
          </table:table-cell>
        </table:table-row>
        <table:table-row table:style-name="ro1"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130933.9" calcext:value-type="float">
            <text:p>130933.9</text:p>
          </table:table-cell>
          <table:table-cell office:value-type="float" office:value="129147.4" calcext:value-type="float">
            <text:p>129147.4</text:p>
          </table:table-cell>
          <table:table-cell office:value-type="float" office:value="144928.9" calcext:value-type="float">
            <text:p>144928.9</text:p>
          </table:table-cell>
          <table:table-cell office:value-type="float" office:value="145402.1" calcext:value-type="float">
            <text:p>145402.1</text:p>
          </table:table-cell>
          <table:table-cell office:value-type="float" office:value="157480.8" calcext:value-type="float">
            <text:p>157480.8</text:p>
          </table:table-cell>
        </table:table-row>
        <table:table-row table:style-name="ro1">
          <table:table-cell table:number-columns-repeated="15"/>
          <table:table-cell office:value-type="float" office:value="32" calcext:value-type="float">
            <text:p>32</text:p>
          </table:table-cell>
          <table:table-cell office:value-type="float" office:value="133960.5" calcext:value-type="float">
            <text:p>133960.5</text:p>
          </table:table-cell>
          <table:table-cell office:value-type="float" office:value="132406.4" calcext:value-type="float">
            <text:p>132406.4</text:p>
          </table:table-cell>
          <table:table-cell office:value-type="float" office:value="147838.6" calcext:value-type="float">
            <text:p>147838.6</text:p>
          </table:table-cell>
          <table:table-cell office:value-type="float" office:value="148267.6" calcext:value-type="float">
            <text:p>148267.6</text:p>
          </table:table-cell>
          <table:table-cell office:value-type="float" office:value="161521.3" calcext:value-type="float">
            <text:p>161521.3</text:p>
          </table:table-cell>
        </table:table-row>
      </table:table>
      <table:table table:name="NVM_test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50000000000" calcext:value-type="float">
            <text:p>50,000,000,000.00</text:p>
          </table:table-cell>
          <table:table-cell table:style-name="ce16" table:formula="of:=([.E4]*8)/1000000" office:value-type="float" office:value="400000" calcext:value-type="float">
            <text:p>4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]+[.F5])/[.B10]" office:value-type="float" office:value="36.4555755266786" calcext:value-type="float">
            <text:p>36.46</text:p>
          </table:table-cell>
          <table:table-cell office:value-type="float" office:value="25.346974" calcext:value-type="float">
            <text:p>25.3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]+[.F5])/[.B11]" office:value-type="float" office:value="38.8252311094098" calcext:value-type="float">
            <text:p>38.83</text:p>
          </table:table-cell>
          <table:table-cell office:value-type="float" office:value="26.224467" calcext:value-type="float">
            <text:p>26.2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]+[.F5])/[.B12]" office:value-type="float" office:value="41.4505769641682" calcext:value-type="float">
            <text:p>41.45</text:p>
          </table:table-cell>
          <table:table-cell office:value-type="float" office:value="26.695213" calcext:value-type="float">
            <text:p>26.7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]+[.F5])/[.B13]" office:value-type="float" office:value="44.4361291320418" calcext:value-type="float">
            <text:p>44.44</text:p>
          </table:table-cell>
          <table:table-cell office:value-type="float" office:value="27.590932" calcext:value-type="float">
            <text:p>27.5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]+[.F5])/[.B14]" office:value-type="float" office:value="48.4658893923843" calcext:value-type="float">
            <text:p>48.47</text:p>
          </table:table-cell>
          <table:table-cell office:value-type="float" office:value="28.424609" calcext:value-type="float">
            <text:p>28.4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]+[.F5])/[.B15]" office:value-type="float" office:value="52.5813814358642" calcext:value-type="float">
            <text:p>52.58</text:p>
          </table:table-cell>
          <table:table-cell office:value-type="float" office:value="30.282863" calcext:value-type="float">
            <text:p>30.28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]+[.F5])/[.B16]" office:value-type="float" office:value="58.7224244626933" calcext:value-type="float">
            <text:p>58.72</text:p>
          </table:table-cell>
          <table:table-cell office:value-type="float" office:value="31.425037" calcext:value-type="float">
            <text:p>31.4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]+[.F5])/[.B17]" office:value-type="float" office:value="64.7706155937163" calcext:value-type="float">
            <text:p>64.77</text:p>
          </table:table-cell>
          <table:table-cell office:value-type="float" office:value="34.174107" calcext:value-type="float">
            <text:p>34.17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]+[.F5])/[.B18]" office:value-type="float" office:value="73.7121111193047" calcext:value-type="float">
            <text:p>73.71</text:p>
          </table:table-cell>
          <table:table-cell office:value-type="float" office:value="40.103049" calcext:value-type="float">
            <text:p>40.1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]+[.F5])/[.B19]" office:value-type="float" office:value="85.805731803491" calcext:value-type="float">
            <text:p>85.81</text:p>
          </table:table-cell>
          <table:table-cell office:value-type="float" office:value="43.692208" calcext:value-type="float">
            <text:p>43.69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]+[.F5])/[.B20]" office:value-type="float" office:value="101.198632062246" calcext:value-type="float">
            <text:p>101.20</text:p>
          </table:table-cell>
          <table:table-cell office:value-type="float" office:value="50.01255" calcext:value-type="float">
            <text:p>50.0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]+[.F5])/[.B21]" office:value-type="float" office:value="126.320951432205" calcext:value-type="float">
            <text:p>126.32</text:p>
          </table:table-cell>
          <table:table-cell office:value-type="float" office:value="61.004739" calcext:value-type="float">
            <text:p>61.0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]+[.F5])/[.B22]" office:value-type="float" office:value="168.685540889029" calcext:value-type="float">
            <text:p>168.69</text:p>
          </table:table-cell>
          <table:table-cell office:value-type="float" office:value="78.685509" calcext:value-type="float">
            <text:p>78.69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]+[.F5])/[.B23]" office:value-type="float" office:value="249.952672472835" calcext:value-type="float">
            <text:p>249.95</text:p>
          </table:table-cell>
          <table:table-cell office:value-type="float" office:value="113.362786" calcext:value-type="float">
            <text:p>113.36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]+[.F5])/[.B24]" office:value-type="float" office:value="502.846968134948" calcext:value-type="float">
            <text:p>502.85</text:p>
          </table:table-cell>
          <table:table-cell office:value-type="float" office:value="207.541413" calcext:value-type="float">
            <text:p>207.5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100000000000" calcext:value-type="float">
            <text:p>100,000,000,000.00</text:p>
          </table:table-cell>
          <table:table-cell table:style-name="ce16" table:formula="of:=([.E28]*8)/1000000" office:value-type="float" office:value="800000" calcext:value-type="float">
            <text:p>8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20000000000" calcext:value-type="float">
            <text:p>20,000,000,000.00</text:p>
          </table:table-cell>
          <table:table-cell table:style-name="ce16" table:formula="of:=([.E29]*8)/1000000" office:value-type="float" office:value="160000" calcext:value-type="float">
            <text:p>160,000.00</text:p>
          </table:table-cell>
          <table:table-cell table:number-columns-repeated="10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Analyze time </text:p>
          </table:table-cell>
          <table:table-cell table:number-columns-repeated="6"/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Default" office:value-type="string" calcext:value-type="string">
            <text:p>Prediction</text:p>
          </table:table-cell>
          <table:table-cell table:style-name="ce21" office:value-type="string" calcext:value-type="string">
            <text:p>transfer time</text:p>
          </table:table-cell>
          <table:table-cell table:style-name="ce8" office:value-type="string" calcext:value-type="string">
            <text:p>Measurement</text:p>
          </table:table-cell>
          <table:table-cell table:number-columns-repeated="6"/>
          <table:table-cell office:value-type="string" calcext:value-type="string">
            <text:p>copy</text:p>
          </table:table-cell>
          <table:table-cell office:value-type="string" calcext:value-type="string">
            <text:p>scale </text:p>
          </table:table-cell>
          <table:table-cell office:value-type="string" calcext:value-type="string">
            <text:p>add 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40.6356430463526" calcext:value-type="float">
            <text:p>40.64</text:p>
          </table:table-cell>
          <table:table-cell table:style-name="ce16" table:formula="of:=[.F28]/[.B33]" office:value-type="float" office:value="203.178215231763" calcext:value-type="float">
            <text:p>203.18</text:p>
          </table:table-cell>
          <table:table-cell table:style-name="ce18" office:value-type="float" office:value="40.184731" calcext:value-type="float">
            <text:p>40.18</text:p>
          </table:table-cell>
          <table:table-cell table:style-name="ce18" office:value-type="float" office:value="207.502157" calcext:value-type="float">
            <text:p>207.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493.1" calcext:value-type="float">
            <text:p>4493.1</text:p>
          </table:table-cell>
          <table:table-cell office:value-type="float" office:value="6135.1" calcext:value-type="float">
            <text:p>6135.1</text:p>
          </table:table-cell>
          <table:table-cell office:value-type="float" office:value="6144.5" calcext:value-type="float">
            <text:p>6144.5</text:p>
          </table:table-cell>
          <table:table-cell office:value-type="float" office:value="5750.3" calcext:value-type="float">
            <text:p>575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20.3070927407791" calcext:value-type="float">
            <text:p>20.31</text:p>
          </table:table-cell>
          <table:table-cell table:formula="of:=[.F28]/[.B34]" office:value-type="float" office:value="101.535463703896" calcext:value-type="float">
            <text:p>101.54</text:p>
          </table:table-cell>
          <table:table-cell table:style-name="ce18" office:value-type="float" office:value="20.660509" calcext:value-type="float">
            <text:p>20.66</text:p>
          </table:table-cell>
          <table:table-cell table:style-name="ce18" office:value-type="float" office:value="118.049679" calcext:value-type="float">
            <text:p>118.0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795.9" calcext:value-type="float">
            <text:p>8795.9</text:p>
          </table:table-cell>
          <table:table-cell office:value-type="float" office:value="11960.2" calcext:value-type="float">
            <text:p>11960.2</text:p>
          </table:table-cell>
          <table:table-cell office:value-type="float" office:value="11984.7" calcext:value-type="float">
            <text:p>11984.7</text:p>
          </table:table-cell>
          <table:table-cell office:value-type="float" office:value="11212.7" calcext:value-type="float">
            <text:p>1121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13.196486320048" calcext:value-type="float">
            <text:p>13.20</text:p>
          </table:table-cell>
          <table:table-cell table:formula="of:=[.F28]/[.B35]" office:value-type="float" office:value="65.9824316002402" calcext:value-type="float">
            <text:p>65.98</text:p>
          </table:table-cell>
          <table:table-cell table:style-name="ce18" office:value-type="float" office:value="17.308555" calcext:value-type="float">
            <text:p>17.31</text:p>
          </table:table-cell>
          <table:table-cell table:style-name="ce18" office:value-type="float" office:value="81.538674" calcext:value-type="float">
            <text:p>81.5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744.8" calcext:value-type="float">
            <text:p>12744.8</text:p>
          </table:table-cell>
          <table:table-cell office:value-type="float" office:value="17265.9" calcext:value-type="float">
            <text:p>17265.9</text:p>
          </table:table-cell>
          <table:table-cell office:value-type="float" office:value="17339.7" calcext:value-type="float">
            <text:p>17339.7</text:p>
          </table:table-cell>
          <table:table-cell office:value-type="float" office:value="16201.2" calcext:value-type="float">
            <text:p>1620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9.94785149722937" calcext:value-type="float">
            <text:p>9.95</text:p>
          </table:table-cell>
          <table:table-cell table:formula="of:=[.F28]/[.B36]" office:value-type="float" office:value="49.7392574861468" calcext:value-type="float">
            <text:p>49.74</text:p>
          </table:table-cell>
          <table:table-cell table:style-name="ce18" office:value-type="float" office:value="13.086462" calcext:value-type="float">
            <text:p>13.09</text:p>
          </table:table-cell>
          <table:table-cell table:style-name="ce18" office:value-type="float" office:value="62.124896" calcext:value-type="float">
            <text:p>62.1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796" calcext:value-type="float">
            <text:p>16796</text:p>
          </table:table-cell>
          <table:table-cell office:value-type="float" office:value="22579.7" calcext:value-type="float">
            <text:p>22579.7</text:p>
          </table:table-cell>
          <table:table-cell office:value-type="float" office:value="22879" calcext:value-type="float">
            <text:p>22879</text:p>
          </table:table-cell>
          <table:table-cell office:value-type="float" office:value="21379.5" calcext:value-type="float">
            <text:p>2137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7.79487646180424" calcext:value-type="float">
            <text:p>7.79</text:p>
          </table:table-cell>
          <table:table-cell table:formula="of:=[.F28]/[.B37]" office:value-type="float" office:value="38.9743823090212" calcext:value-type="float">
            <text:p>38.97</text:p>
          </table:table-cell>
          <table:table-cell table:style-name="ce18" office:value-type="float" office:value="10.626771" calcext:value-type="float">
            <text:p>10.63</text:p>
          </table:table-cell>
          <table:table-cell table:style-name="ce18" office:value-type="float" office:value="50.198433" calcext:value-type="float">
            <text:p>50.2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728.4" calcext:value-type="float">
            <text:p>20728.4</text:p>
          </table:table-cell>
          <table:table-cell office:value-type="float" office:value="27767.7" calcext:value-type="float">
            <text:p>27767.7</text:p>
          </table:table-cell>
          <table:table-cell office:value-type="float" office:value="28290.6" calcext:value-type="float">
            <text:p>28290.6</text:p>
          </table:table-cell>
          <table:table-cell office:value-type="float" office:value="26475.8" calcext:value-type="float">
            <text:p>26475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6.52039332479624" calcext:value-type="float">
            <text:p>6.52</text:p>
          </table:table-cell>
          <table:table-cell table:formula="of:=[.F28]/[.B38]" office:value-type="float" office:value="32.6019666239812" calcext:value-type="float">
            <text:p>32.60</text:p>
          </table:table-cell>
          <table:table-cell table:style-name="ce18" office:value-type="float" office:value="9.205341" calcext:value-type="float">
            <text:p>9.21</text:p>
          </table:table-cell>
          <table:table-cell table:style-name="ce18" office:value-type="float" office:value="42.052014" calcext:value-type="float">
            <text:p>42.0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4867.8" calcext:value-type="float">
            <text:p>24867.8</text:p>
          </table:table-cell>
          <table:table-cell office:value-type="float" office:value="33290.9" calcext:value-type="float">
            <text:p>33290.9</text:p>
          </table:table-cell>
          <table:table-cell office:value-type="float" office:value="33938.6" calcext:value-type="float">
            <text:p>33938.6</text:p>
          </table:table-cell>
          <table:table-cell office:value-type="float" office:value="31767.1" calcext:value-type="float">
            <text:p>31767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5.4453463772068" calcext:value-type="float">
            <text:p>5.45</text:p>
          </table:table-cell>
          <table:table-cell table:formula="of:=[.F28]/[.B39]" office:value-type="float" office:value="27.226731886034" calcext:value-type="float">
            <text:p>27.23</text:p>
          </table:table-cell>
          <table:table-cell table:style-name="ce18" office:value-type="float" office:value="8.205961" calcext:value-type="float">
            <text:p>8.21</text:p>
          </table:table-cell>
          <table:table-cell table:style-name="ce18" office:value-type="float" office:value="37.036302" calcext:value-type="float">
            <text:p>37.0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8853.4" calcext:value-type="float">
            <text:p>28853.4</text:p>
          </table:table-cell>
          <table:table-cell office:value-type="float" office:value="38472.8" calcext:value-type="float">
            <text:p>38472.8</text:p>
          </table:table-cell>
          <table:table-cell office:value-type="float" office:value="39277.4" calcext:value-type="float">
            <text:p>39277.4</text:p>
          </table:table-cell>
          <table:table-cell office:value-type="float" office:value="36853.4" calcext:value-type="float">
            <text:p>36853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4.81232257756178" calcext:value-type="float">
            <text:p>4.81</text:p>
          </table:table-cell>
          <table:table-cell table:formula="of:=[.F28]/[.B40]" office:value-type="float" office:value="24.0616128878089" calcext:value-type="float">
            <text:p>24.06</text:p>
          </table:table-cell>
          <table:table-cell table:style-name="ce18" office:value-type="float" office:value="7.551966" calcext:value-type="float">
            <text:p>7.55</text:p>
          </table:table-cell>
          <table:table-cell table:style-name="ce18" office:value-type="float" office:value="33.153472" calcext:value-type="float">
            <text:p>33.1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2028.1" calcext:value-type="float">
            <text:p>32028.1</text:p>
          </table:table-cell>
          <table:table-cell office:value-type="float" office:value="42615.3" calcext:value-type="float">
            <text:p>42615.3</text:p>
          </table:table-cell>
          <table:table-cell office:value-type="float" office:value="43584.7" calcext:value-type="float">
            <text:p>43584.7</text:p>
          </table:table-cell>
          <table:table-cell office:value-type="float" office:value="40853.9" calcext:value-type="float">
            <text:p>40853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4.29881480869696" calcext:value-type="float">
            <text:p>4.30</text:p>
          </table:table-cell>
          <table:table-cell table:formula="of:=[.F28]/[.B41]" office:value-type="float" office:value="21.4940740434848" calcext:value-type="float">
            <text:p>21.49</text:p>
          </table:table-cell>
          <table:table-cell table:style-name="ce18" office:value-type="float" office:value="7.02813" calcext:value-type="float">
            <text:p>7.03</text:p>
          </table:table-cell>
          <table:table-cell table:style-name="ce18" office:value-type="float" office:value="29.386419" calcext:value-type="float">
            <text:p>29.3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4052.1" calcext:value-type="float">
            <text:p>34052.1</text:p>
          </table:table-cell>
          <table:table-cell office:value-type="float" office:value="45598.3" calcext:value-type="float">
            <text:p>45598.3</text:p>
          </table:table-cell>
          <table:table-cell office:value-type="float" office:value="46184.1" calcext:value-type="float">
            <text:p>46184.1</text:p>
          </table:table-cell>
          <table:table-cell office:value-type="float" office:value="43145.4" calcext:value-type="float">
            <text:p>4314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3.80313318750695" calcext:value-type="float">
            <text:p>3.80</text:p>
          </table:table-cell>
          <table:table-cell table:formula="of:=[.F28]/[.B42]" office:value-type="float" office:value="19.0156659375347" calcext:value-type="float">
            <text:p>19.02</text:p>
          </table:table-cell>
          <table:table-cell table:style-name="ce18" office:value-type="float" office:value="6.087404" calcext:value-type="float">
            <text:p>6.09</text:p>
          </table:table-cell>
          <table:table-cell table:style-name="ce18" office:value-type="float" office:value="25.576156" calcext:value-type="float">
            <text:p>25.5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7817.8" calcext:value-type="float">
            <text:p>37817.8</text:p>
          </table:table-cell>
          <table:table-cell office:value-type="float" office:value="50068.9" calcext:value-type="float">
            <text:p>50068.9</text:p>
          </table:table-cell>
          <table:table-cell office:value-type="float" office:value="51175" calcext:value-type="float">
            <text:p>51175</text:p>
          </table:table-cell>
          <table:table-cell office:value-type="float" office:value="47894.8" calcext:value-type="float">
            <text:p>47894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3.4464795702869" calcext:value-type="float">
            <text:p>3.45</text:p>
          </table:table-cell>
          <table:table-cell table:formula="of:=[.F28]/[.B43]" office:value-type="float" office:value="17.2323978514345" calcext:value-type="float">
            <text:p>17.23</text:p>
          </table:table-cell>
          <table:table-cell table:style-name="ce18" office:value-type="float" office:value="5.648782" calcext:value-type="float">
            <text:p>5.65</text:p>
          </table:table-cell>
          <table:table-cell table:style-name="ce18" office:value-type="float" office:value="23.562743" calcext:value-type="float">
            <text:p>23.5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1536.8" calcext:value-type="float">
            <text:p>41536.8</text:p>
          </table:table-cell>
          <table:table-cell office:value-type="float" office:value="53544" calcext:value-type="float">
            <text:p>53544</text:p>
          </table:table-cell>
          <table:table-cell office:value-type="float" office:value="55881.5" calcext:value-type="float">
            <text:p>55881.5</text:p>
          </table:table-cell>
          <table:table-cell office:value-type="float" office:value="52623.7" calcext:value-type="float">
            <text:p>52623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3.17846166309391" calcext:value-type="float">
            <text:p>3.18</text:p>
          </table:table-cell>
          <table:table-cell table:formula="of:=[.F28]/[.B44]" office:value-type="float" office:value="15.8923083154696" calcext:value-type="float">
            <text:p>15.89</text:p>
          </table:table-cell>
          <table:table-cell table:style-name="ce18" office:value-type="float" office:value="4.988546" calcext:value-type="float">
            <text:p>4.99</text:p>
          </table:table-cell>
          <table:table-cell table:style-name="ce18" office:value-type="float" office:value="21.030116" calcext:value-type="float">
            <text:p>21.0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3665.6" calcext:value-type="float">
            <text:p>43665.6</text:p>
          </table:table-cell>
          <table:table-cell office:value-type="float" office:value="55191.4" calcext:value-type="float">
            <text:p>55191.4</text:p>
          </table:table-cell>
          <table:table-cell office:value-type="float" office:value="57291.4" calcext:value-type="float">
            <text:p>57291.4</text:p>
          </table:table-cell>
          <table:table-cell office:value-type="float" office:value="53525.8" calcext:value-type="float">
            <text:p>53525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2.85414037791548" calcext:value-type="float">
            <text:p>2.85</text:p>
          </table:table-cell>
          <table:table-cell table:formula="of:=[.F28]/[.B45]" office:value-type="float" office:value="14.2707018895774" calcext:value-type="float">
            <text:p>14.27</text:p>
          </table:table-cell>
          <table:table-cell table:style-name="ce18" office:value-type="float" office:value="4.469557" calcext:value-type="float">
            <text:p>4.47</text:p>
          </table:table-cell>
          <table:table-cell table:style-name="ce18" office:value-type="float" office:value="18.80258" calcext:value-type="float">
            <text:p>18.8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4331.1" calcext:value-type="float">
            <text:p>44331.1</text:p>
          </table:table-cell>
          <table:table-cell office:value-type="float" office:value="56515.1" calcext:value-type="float">
            <text:p>56515.1</text:p>
          </table:table-cell>
          <table:table-cell office:value-type="float" office:value="59668.6" calcext:value-type="float">
            <text:p>59668.6</text:p>
          </table:table-cell>
          <table:table-cell office:value-type="float" office:value="56245.6" calcext:value-type="float">
            <text:p>56245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2.65904946493443" calcext:value-type="float">
            <text:p>2.66</text:p>
          </table:table-cell>
          <table:table-cell table:formula="of:=[.F28]/[.B46]" office:value-type="float" office:value="13.2952473246722" calcext:value-type="float">
            <text:p>13.30</text:p>
          </table:table-cell>
          <table:table-cell table:style-name="ce18" office:value-type="float" office:value="4.763558" calcext:value-type="float">
            <text:p>4.76</text:p>
          </table:table-cell>
          <table:table-cell table:style-name="ce18" office:value-type="float" office:value="17.796855" calcext:value-type="float">
            <text:p>17.8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7620.3" calcext:value-type="float">
            <text:p>47620.3</text:p>
          </table:table-cell>
          <table:table-cell office:value-type="float" office:value="59422" calcext:value-type="float">
            <text:p>59422</text:p>
          </table:table-cell>
          <table:table-cell office:value-type="float" office:value="63031.6" calcext:value-type="float">
            <text:p>63031.6</text:p>
          </table:table-cell>
          <table:table-cell office:value-type="float" office:value="59621.6" calcext:value-type="float">
            <text:p>5962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2.5188181296028" calcext:value-type="float">
            <text:p>2.52</text:p>
          </table:table-cell>
          <table:table-cell table:formula="of:=[.F28]/[.B47]" office:value-type="float" office:value="12.594090648014" calcext:value-type="float">
            <text:p>12.59</text:p>
          </table:table-cell>
          <table:table-cell table:style-name="ce18" office:value-type="float" office:value="4.377247" calcext:value-type="float">
            <text:p>4.38</text:p>
          </table:table-cell>
          <table:table-cell table:style-name="ce18" office:value-type="float" office:value="16.228509" calcext:value-type="float">
            <text:p>16.23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0777.7" calcext:value-type="float">
            <text:p>50777.7</text:p>
          </table:table-cell>
          <table:table-cell office:value-type="float" office:value="61965.1" calcext:value-type="float">
            <text:p>61965.1</text:p>
          </table:table-cell>
          <table:table-cell office:value-type="float" office:value="64157.2" calcext:value-type="float">
            <text:p>64157.2</text:p>
          </table:table-cell>
          <table:table-cell office:value-type="float" office:value="59375.1" calcext:value-type="float">
            <text:p>59375.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51198.4" calcext:value-type="float">
            <text:p>51198.4</text:p>
          </table:table-cell>
          <table:table-cell office:value-type="float" office:value="61328.6" calcext:value-type="float">
            <text:p>61328.6</text:p>
          </table:table-cell>
          <table:table-cell office:value-type="float" office:value="64408.8" calcext:value-type="float">
            <text:p>64408.8</text:p>
          </table:table-cell>
          <table:table-cell office:value-type="float" office:value="61693.4" calcext:value-type="float">
            <text:p>61693.4</text:p>
          </table:table-cell>
        </table:table-row>
      </table:table>
      <table:table table:name="DRA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8"/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Calculation of Data generation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/>
          <table:table-cell table:style-name="ce16"/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2.5" calcext:value-type="float">
            <text:p>2.5</text:p>
          </table:table-cell>
          <table:table-cell table:formula="of:=([.B4]*[.C4]*8)/1000000"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table:style-name="ce16" table:formula="of:=[.D4]*[.E4]" office:value-type="float" office:value="400000" calcext:value-type="float">
            <text:p>400,000.00</text:p>
          </table:table-cell>
          <table:table-cell table:style-name="ce16"/>
          <table:table-cell table:number-columns-repeated="13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9" table:formula="of:=([.B5]*[.C5]*8)/1000000" office:value-type="float" office:value="383.712048" calcext:value-type="float">
            <text:p>383.7</text:p>
          </table:table-cell>
          <table:table-cell office:value-type="float" office:value="5000" calcext:value-type="float">
            <text:p>5000</text:p>
          </table:table-cell>
          <table:table-cell table:style-name="ce11" table:formula="of:=[.D5]*[.E5]" office:value-type="float" office:value="1918560.24" calcext:value-type="float">
            <text:p>1,918,560.24</text:p>
          </table:table-cell>
          <table:table-cell table:style-name="ce16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[.D4]+[.D5]" office:value-type="float" office:value="463.712048" calcext:value-type="float">
            <text:p>463.7</text:p>
          </table:table-cell>
          <table:table-cell/>
          <table:table-cell table:style-name="ce16" table:formula="of:=[.F4]+[.F5]" office:value-type="float" office:value="2318560.24" calcext:value-type="float">
            <text:p>2,318,560.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RA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Analyze time</text:p>
          </table:table-cell>
          <table:table-cell table:number-columns-repeated="3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table:formula="of:=[.F6]/[.B10]" office:value-type="float" office:value="189.188370745718" calcext:value-type="float">
            <text:p>189.19</text:p>
          </table:table-cell>
          <table:table-cell office:value-type="float" office:value="203.538163" calcext:value-type="float">
            <text:p>203.5381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331.07675" calcext:value-type="float">
            <text:p>331.08</text:p>
          </table:table-cell>
          <table:table-cell table:style-name="ce18" office:value-type="float" office:value="203.538163" calcext:value-type="float">
            <text:p>203.54</text:p>
          </table:table-cell>
          <table:table-cell table:style-name="ce18" office:value-type="float" office:value="127.538587" calcext:value-type="float">
            <text:p>127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072.2" calcext:value-type="float">
            <text:p>13072.2</text:p>
          </table:table-cell>
          <table:table-cell office:value-type="float" office:value="14053.7" calcext:value-type="float">
            <text:p>14053.7</text:p>
          </table:table-cell>
          <table:table-cell office:value-type="float" office:value="13810.8" calcext:value-type="float">
            <text:p>13810.8</text:p>
          </table:table-cell>
          <table:table-cell office:value-type="float" office:value="13821.3" calcext:value-type="float">
            <text:p>13821.3</text:p>
          </table:table-cell>
          <table:table-cell office:value-type="float" office:value="6652.3" calcext:value-type="float">
            <text:p>6652.3</text:p>
          </table:table-cell>
          <table:table-cell table:style-name="ce10" office:value-type="float" office:value="6611.8" calcext:value-type="float">
            <text:p>661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 table:formula="of:=[.F6]/[.B11]" office:value-type="float" office:value="97.450435016518" calcext:value-type="float">
            <text:p>97.45</text:p>
          </table:table-cell>
          <table:table-cell office:value-type="float" office:value="105.991421" calcext:value-type="float">
            <text:p>105.9914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8" office:value-type="float" office:value="172.546545" calcext:value-type="float">
            <text:p>172.55</text:p>
          </table:table-cell>
          <table:table-cell table:style-name="ce18" office:value-type="float" office:value="105.991421" calcext:value-type="float">
            <text:p>105.99</text:p>
          </table:table-cell>
          <table:table-cell table:style-name="ce18" office:value-type="float" office:value="66.555125" calcext:value-type="float">
            <text:p>66.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586.2" calcext:value-type="float">
            <text:p>24586.2</text:p>
          </table:table-cell>
          <table:table-cell office:value-type="float" office:value="25448.2" calcext:value-type="float">
            <text:p>25448.2</text:p>
          </table:table-cell>
          <table:table-cell office:value-type="float" office:value="26622" calcext:value-type="float">
            <text:p>26622</text:p>
          </table:table-cell>
          <table:table-cell office:value-type="float" office:value="25639.9" calcext:value-type="float">
            <text:p>25639.9</text:p>
          </table:table-cell>
          <table:table-cell office:value-type="float" office:value="12920.8" calcext:value-type="float">
            <text:p>12920.8</text:p>
          </table:table-cell>
          <table:table-cell table:style-name="ce10" office:value-type="float" office:value="12920.5" calcext:value-type="float">
            <text:p>1292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 table:formula="of:=[.F6]/[.B12]" office:value-type="float" office:value="66.9380565515887" calcext:value-type="float">
            <text:p>66.94</text:p>
          </table:table-cell>
          <table:table-cell office:value-type="float" office:value="72.526187" calcext:value-type="float">
            <text:p>72.52618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8" office:value-type="float" office:value="117.409579" calcext:value-type="float">
            <text:p>117.41</text:p>
          </table:table-cell>
          <table:table-cell table:style-name="ce18" office:value-type="float" office:value="72.526187" calcext:value-type="float">
            <text:p>72.53</text:p>
          </table:table-cell>
          <table:table-cell table:style-name="ce18" office:value-type="float" office:value="44.883392" calcext:value-type="float">
            <text:p>44.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144.7" calcext:value-type="float">
            <text:p>35144.7</text:p>
          </table:table-cell>
          <table:table-cell office:value-type="float" office:value="36424.1" calcext:value-type="float">
            <text:p>36424.1</text:p>
          </table:table-cell>
          <table:table-cell office:value-type="float" office:value="38554.9" calcext:value-type="float">
            <text:p>38554.9</text:p>
          </table:table-cell>
          <table:table-cell office:value-type="float" office:value="38323.4" calcext:value-type="float">
            <text:p>38323.4</text:p>
          </table:table-cell>
          <table:table-cell office:value-type="float" office:value="18936.7" calcext:value-type="float">
            <text:p>18936.7</text:p>
          </table:table-cell>
          <table:table-cell table:style-name="ce10" office:value-type="float" office:value="18702.4" calcext:value-type="float">
            <text:p>18702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 table:formula="of:=[.F6]/[.B13]" office:value-type="float" office:value="51.2925165974599" calcext:value-type="float">
            <text:p>51.29</text:p>
          </table:table-cell>
          <table:table-cell office:value-type="float" office:value="55.408966" calcext:value-type="float">
            <text:p>55.4089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8" office:value-type="float" office:value="89.791376" calcext:value-type="float">
            <text:p>89.79</text:p>
          </table:table-cell>
          <table:table-cell table:style-name="ce18" office:value-type="float" office:value="55.408966" calcext:value-type="float">
            <text:p>55.41</text:p>
          </table:table-cell>
          <table:table-cell table:style-name="ce18" office:value-type="float" office:value="34.38241" calcext:value-type="float">
            <text:p>34.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261.6" calcext:value-type="float">
            <text:p>45261.6</text:p>
          </table:table-cell>
          <table:table-cell office:value-type="float" office:value="46928" calcext:value-type="float">
            <text:p>46928</text:p>
          </table:table-cell>
          <table:table-cell office:value-type="float" office:value="49559" calcext:value-type="float">
            <text:p>49559</text:p>
          </table:table-cell>
          <table:table-cell office:value-type="float" office:value="49473.3" calcext:value-type="float">
            <text:p>49473.3</text:p>
          </table:table-cell>
          <table:table-cell office:value-type="float" office:value="25020.5" calcext:value-type="float">
            <text:p>25020.5</text:p>
          </table:table-cell>
          <table:table-cell table:style-name="ce10" office:value-type="float" office:value="24665.5" calcext:value-type="float">
            <text:p>2466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 table:formula="of:=[.F6]/[.B14]" office:value-type="float" office:value="44.5108301433294" calcext:value-type="float">
            <text:p>44.51</text:p>
          </table:table-cell>
          <table:table-cell office:value-type="float" office:value="44.569655" calcext:value-type="float">
            <text:p>44.5696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8" office:value-type="float" office:value="71.930386" calcext:value-type="float">
            <text:p>71.93</text:p>
          </table:table-cell>
          <table:table-cell table:style-name="ce18" office:value-type="float" office:value="44.569655" calcext:value-type="float">
            <text:p>44.57</text:p>
          </table:table-cell>
          <table:table-cell table:style-name="ce18" office:value-type="float" office:value="27.360731" calcext:value-type="float">
            <text:p>27.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061.5" calcext:value-type="float">
            <text:p>52061.5</text:p>
          </table:table-cell>
          <table:table-cell office:value-type="float" office:value="52960.9" calcext:value-type="float">
            <text:p>52960.9</text:p>
          </table:table-cell>
          <table:table-cell office:value-type="float" office:value="58313.3" calcext:value-type="float">
            <text:p>58313.3</text:p>
          </table:table-cell>
          <table:table-cell office:value-type="float" office:value="58783.2" calcext:value-type="float">
            <text:p>58783.2</text:p>
          </table:table-cell>
          <table:table-cell office:value-type="float" office:value="31049.9" calcext:value-type="float">
            <text:p>31049.9</text:p>
          </table:table-cell>
          <table:table-cell table:style-name="ce10" office:value-type="float" office:value="30581" calcext:value-type="float">
            <text:p>30581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 table:formula="of:=[.F6]/[.B15]" office:value-type="float" office:value="41.8719771150352" calcext:value-type="float">
            <text:p>41.87</text:p>
          </table:table-cell>
          <table:table-cell office:value-type="float" office:value="37.625648" calcext:value-type="float">
            <text:p>37.6256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8" office:value-type="float" office:value="60.554115" calcext:value-type="float">
            <text:p>60.55</text:p>
          </table:table-cell>
          <table:table-cell table:style-name="ce18" office:value-type="float" office:value="37.625648" calcext:value-type="float">
            <text:p>37.63</text:p>
          </table:table-cell>
          <table:table-cell table:style-name="ce18" office:value-type="float" office:value="22.928467" calcext:value-type="float">
            <text:p>22.9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459.1" calcext:value-type="float">
            <text:p>55459.1</text:p>
          </table:table-cell>
          <table:table-cell office:value-type="float" office:value="55960" calcext:value-type="float">
            <text:p>55960</text:p>
          </table:table-cell>
          <table:table-cell office:value-type="float" office:value="62524.6" calcext:value-type="float">
            <text:p>62524.6</text:p>
          </table:table-cell>
          <table:table-cell office:value-type="float" office:value="62896.5" calcext:value-type="float">
            <text:p>62896.5</text:p>
          </table:table-cell>
          <table:table-cell office:value-type="float" office:value="37123.1" calcext:value-type="float">
            <text:p>37123.1</text:p>
          </table:table-cell>
          <table:table-cell table:style-name="ce10" office:value-type="float" office:value="36584.7" calcext:value-type="float">
            <text:p>36584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 table:formula="of:=[.F6]/[.B16]" office:value-type="float" office:value="41.016863445787" calcext:value-type="float">
            <text:p>41.02</text:p>
          </table:table-cell>
          <table:table-cell office:value-type="float" office:value="32.802805" calcext:value-type="float">
            <text:p>32.8028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8" office:value-type="float" office:value="52.622632" calcext:value-type="float">
            <text:p>52.62</text:p>
          </table:table-cell>
          <table:table-cell table:style-name="ce18" office:value-type="float" office:value="32.802805" calcext:value-type="float">
            <text:p>32.80</text:p>
          </table:table-cell>
          <table:table-cell table:style-name="ce18" office:value-type="float" office:value="19.819827" calcext:value-type="float">
            <text:p>19.8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928.9" calcext:value-type="float">
            <text:p>57928.9</text:p>
          </table:table-cell>
          <table:table-cell office:value-type="float" office:value="58281.5" calcext:value-type="float">
            <text:p>58281.5</text:p>
          </table:table-cell>
          <table:table-cell office:value-type="float" office:value="65642" calcext:value-type="float">
            <text:p>65642</text:p>
          </table:table-cell>
          <table:table-cell office:value-type="float" office:value="66144.9" calcext:value-type="float">
            <text:p>66144.9</text:p>
          </table:table-cell>
          <table:table-cell office:value-type="float" office:value="42689.6" calcext:value-type="float">
            <text:p>42689.6</text:p>
          </table:table-cell>
          <table:table-cell table:style-name="ce10" office:value-type="float" office:value="42330.4" calcext:value-type="float">
            <text:p>4233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 table:formula="of:=[.F6]/[.B17]" office:value-type="float" office:value="38.7113833721522" calcext:value-type="float">
            <text:p>38.71</text:p>
          </table:table-cell>
          <table:table-cell office:value-type="float" office:value="30.038089" calcext:value-type="float">
            <text:p>30.03808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8" office:value-type="float" office:value="48.397468" calcext:value-type="float">
            <text:p>48.40</text:p>
          </table:table-cell>
          <table:table-cell table:style-name="ce18" office:value-type="float" office:value="30.038089" calcext:value-type="float">
            <text:p>30.04</text:p>
          </table:table-cell>
          <table:table-cell table:style-name="ce18" office:value-type="float" office:value="18.35938" calcext:value-type="float">
            <text:p>18.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714.4" calcext:value-type="float">
            <text:p>59714.4</text:p>
          </table:table-cell>
          <table:table-cell office:value-type="float" office:value="60302.5" calcext:value-type="float">
            <text:p>60302.5</text:p>
          </table:table-cell>
          <table:table-cell office:value-type="float" office:value="68166.4" calcext:value-type="float">
            <text:p>68166.4</text:p>
          </table:table-cell>
          <table:table-cell office:value-type="float" office:value="68608.6" calcext:value-type="float">
            <text:p>68608.6</text:p>
          </table:table-cell>
          <table:table-cell office:value-type="float" office:value="47295.1" calcext:value-type="float">
            <text:p>47295.1</text:p>
          </table:table-cell>
          <table:table-cell table:style-name="ce10" office:value-type="float" office:value="46814" calcext:value-type="float">
            <text:p>46814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 table:formula="of:=[.F6]/[.B18]" office:value-type="float" office:value="37.2534282386021" calcext:value-type="float">
            <text:p>37.25</text:p>
          </table:table-cell>
          <table:table-cell office:value-type="float" office:value="27.636179" calcext:value-type="float">
            <text:p>27.6361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8" office:value-type="float" office:value="44.110377" calcext:value-type="float">
            <text:p>44.11</text:p>
          </table:table-cell>
          <table:table-cell table:style-name="ce18" office:value-type="float" office:value="27.636179" calcext:value-type="float">
            <text:p>27.64</text:p>
          </table:table-cell>
          <table:table-cell table:style-name="ce18" office:value-type="float" office:value="16.474198" calcext:value-type="float">
            <text:p>16.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802.5" calcext:value-type="float">
            <text:p>61802.5</text:p>
          </table:table-cell>
          <table:table-cell office:value-type="float" office:value="62368.3" calcext:value-type="float">
            <text:p>62368.3</text:p>
          </table:table-cell>
          <table:table-cell office:value-type="float" office:value="70859.2" calcext:value-type="float">
            <text:p>70859.2</text:p>
          </table:table-cell>
          <table:table-cell office:value-type="float" office:value="71188.9" calcext:value-type="float">
            <text:p>71188.9</text:p>
          </table:table-cell>
          <table:table-cell office:value-type="float" office:value="50991.5" calcext:value-type="float">
            <text:p>50991.5</text:p>
          </table:table-cell>
          <table:table-cell table:style-name="ce10" office:value-type="float" office:value="50349.5" calcext:value-type="float">
            <text:p>5034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 table:formula="of:=[.F6]/[.B19]" office:value-type="float" office:value="36.3565125625462" calcext:value-type="float">
            <text:p>36.36</text:p>
          </table:table-cell>
          <table:table-cell office:value-type="float" office:value="26.379294" calcext:value-type="float">
            <text:p>26.37929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8" office:value-type="float" office:value="41.414603" calcext:value-type="float">
            <text:p>41.41</text:p>
          </table:table-cell>
          <table:table-cell table:style-name="ce18" office:value-type="float" office:value="26.379294" calcext:value-type="float">
            <text:p>26.38</text:p>
          </table:table-cell>
          <table:table-cell table:style-name="ce18" office:value-type="float" office:value="15.035309" calcext:value-type="float">
            <text:p>15.0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3482.1" calcext:value-type="float">
            <text:p>63482.1</text:p>
          </table:table-cell>
          <table:table-cell office:value-type="float" office:value="63966.8" calcext:value-type="float">
            <text:p>63966.8</text:p>
          </table:table-cell>
          <table:table-cell office:value-type="float" office:value="72520.9" calcext:value-type="float">
            <text:p>72520.9</text:p>
          </table:table-cell>
          <table:table-cell office:value-type="float" office:value="72851" calcext:value-type="float">
            <text:p>72851</text:p>
          </table:table-cell>
          <table:table-cell office:value-type="float" office:value="56010.9" calcext:value-type="float">
            <text:p>56010.9</text:p>
          </table:table-cell>
          <table:table-cell table:style-name="ce10" office:value-type="float" office:value="55831" calcext:value-type="float">
            <text:p>55831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 table:formula="of:=[.F6]/[.B20]" office:value-type="float" office:value="35.7985365981697" calcext:value-type="float">
            <text:p>35.80</text:p>
          </table:table-cell>
          <table:table-cell office:value-type="float" office:value="25.62663" calcext:value-type="float">
            <text:p>25.6266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8" office:value-type="float" office:value="39.41846" calcext:value-type="float">
            <text:p>39.42</text:p>
          </table:table-cell>
          <table:table-cell table:style-name="ce18" office:value-type="float" office:value="25.62663" calcext:value-type="float">
            <text:p>25.63</text:p>
          </table:table-cell>
          <table:table-cell table:style-name="ce18" office:value-type="float" office:value="13.791831" calcext:value-type="float">
            <text:p>13.7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4636.5" calcext:value-type="float">
            <text:p>64636.5</text:p>
          </table:table-cell>
          <table:table-cell office:value-type="float" office:value="65069.6" calcext:value-type="float">
            <text:p>65069.6</text:p>
          </table:table-cell>
          <table:table-cell office:value-type="float" office:value="73669.4" calcext:value-type="float">
            <text:p>73669.4</text:p>
          </table:table-cell>
          <table:table-cell office:value-type="float" office:value="73741.7" calcext:value-type="float">
            <text:p>73741.7</text:p>
          </table:table-cell>
          <table:table-cell office:value-type="float" office:value="61519.2" calcext:value-type="float">
            <text:p>61519.2</text:p>
          </table:table-cell>
          <table:table-cell table:style-name="ce10" office:value-type="float" office:value="61050.2" calcext:value-type="float">
            <text:p>61050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 table:formula="of:=[.F6]/[.B21]" office:value-type="float" office:value="35.4537261762043" calcext:value-type="float">
            <text:p>35.45</text:p>
          </table:table-cell>
          <table:table-cell office:value-type="float" office:value="25.194585" calcext:value-type="float">
            <text:p>25.19458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8" office:value-type="float" office:value="38.043274" calcext:value-type="float">
            <text:p>38.04</text:p>
          </table:table-cell>
          <table:table-cell table:style-name="ce18" office:value-type="float" office:value="25.194585" calcext:value-type="float">
            <text:p>25.19</text:p>
          </table:table-cell>
          <table:table-cell table:style-name="ce18" office:value-type="float" office:value="12.848689" calcext:value-type="float">
            <text:p>12.8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450.4" calcext:value-type="float">
            <text:p>65450.4</text:p>
          </table:table-cell>
          <table:table-cell office:value-type="float" office:value="65659.8" calcext:value-type="float">
            <text:p>65659.8</text:p>
          </table:table-cell>
          <table:table-cell office:value-type="float" office:value="74202.1" calcext:value-type="float">
            <text:p>74202.1</text:p>
          </table:table-cell>
          <table:table-cell office:value-type="float" office:value="74163.3" calcext:value-type="float">
            <text:p>74163.3</text:p>
          </table:table-cell>
          <table:table-cell office:value-type="float" office:value="64427.4" calcext:value-type="float">
            <text:p>64427.4</text:p>
          </table:table-cell>
          <table:table-cell table:style-name="ce10" office:value-type="float" office:value="64289.1" calcext:value-type="float">
            <text:p>64289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 table:formula="of:=[.F6]/[.B22]" office:value-type="float" office:value="35.079897781483" calcext:value-type="float">
            <text:p>35.08</text:p>
          </table:table-cell>
          <table:table-cell office:value-type="float" office:value="24.70847" calcext:value-type="float">
            <text:p>24.7084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8" office:value-type="float" office:value="36.659936" calcext:value-type="float">
            <text:p>36.66</text:p>
          </table:table-cell>
          <table:table-cell table:style-name="ce18" office:value-type="float" office:value="24.70847" calcext:value-type="float">
            <text:p>24.71</text:p>
          </table:table-cell>
          <table:table-cell table:style-name="ce18" office:value-type="float" office:value="11.951466" calcext:value-type="float">
            <text:p>11.9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145.8" calcext:value-type="float">
            <text:p>66145.8</text:p>
          </table:table-cell>
          <table:table-cell office:value-type="float" office:value="66209.1" calcext:value-type="float">
            <text:p>66209.1</text:p>
          </table:table-cell>
          <table:table-cell office:value-type="float" office:value="74432.5" calcext:value-type="float">
            <text:p>74432.5</text:p>
          </table:table-cell>
          <table:table-cell office:value-type="float" office:value="74503.6" calcext:value-type="float">
            <text:p>74503.6</text:p>
          </table:table-cell>
          <table:table-cell office:value-type="float" office:value="66549.8" calcext:value-type="float">
            <text:p>66549.8</text:p>
          </table:table-cell>
          <table:table-cell table:style-name="ce10" office:value-type="float" office:value="66280.4" calcext:value-type="float">
            <text:p>66280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 table:formula="of:=[.F6]/[.B23]" office:value-type="float" office:value="34.9797118416487" calcext:value-type="float">
            <text:p>34.98</text:p>
          </table:table-cell>
          <table:table-cell office:value-type="float" office:value="24.740348" calcext:value-type="float">
            <text:p>24.7403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8" office:value-type="float" office:value="35.864631" calcext:value-type="float">
            <text:p>35.86</text:p>
          </table:table-cell>
          <table:table-cell table:style-name="ce18" office:value-type="float" office:value="24.740348" calcext:value-type="float">
            <text:p>24.74</text:p>
          </table:table-cell>
          <table:table-cell table:style-name="ce18" office:value-type="float" office:value="11.124283" calcext:value-type="float">
            <text:p>11.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6337.4" calcext:value-type="float">
            <text:p>66337.4</text:p>
          </table:table-cell>
          <table:table-cell office:value-type="float" office:value="66343.3" calcext:value-type="float">
            <text:p>66343.3</text:p>
          </table:table-cell>
          <table:table-cell office:value-type="float" office:value="74314.9" calcext:value-type="float">
            <text:p>74314.9</text:p>
          </table:table-cell>
          <table:table-cell office:value-type="float" office:value="74386.3" calcext:value-type="float">
            <text:p>74386.3</text:p>
          </table:table-cell>
          <table:table-cell office:value-type="float" office:value="71372.7" calcext:value-type="float">
            <text:p>71372.7</text:p>
          </table:table-cell>
          <table:table-cell table:style-name="ce10" office:value-type="float" office:value="70941.1" calcext:value-type="float">
            <text:p>70941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 table:formula="of:=[.F6]/[.B24]" office:value-type="float" office:value="34.9434414740821" calcext:value-type="float">
            <text:p>34.94</text:p>
          </table:table-cell>
          <table:table-cell office:value-type="float" office:value="24.775877" calcext:value-type="float">
            <text:p>24.7758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8" office:value-type="float" office:value="35.229348" calcext:value-type="float">
            <text:p>35.23</text:p>
          </table:table-cell>
          <table:table-cell table:style-name="ce18" office:value-type="float" office:value="24.775877" calcext:value-type="float">
            <text:p>24.78</text:p>
          </table:table-cell>
          <table:table-cell table:style-name="ce18" office:value-type="float" office:value="10.453471" calcext:value-type="float">
            <text:p>10.4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6439.8" calcext:value-type="float">
            <text:p>66439.8</text:p>
          </table:table-cell>
          <table:table-cell office:value-type="float" office:value="66274.5" calcext:value-type="float">
            <text:p>66274.5</text:p>
          </table:table-cell>
          <table:table-cell office:value-type="float" office:value="74195" calcext:value-type="float">
            <text:p>74195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6140.7" calcext:value-type="float">
            <text:p>76140.7</text:p>
          </table:table-cell>
          <table:table-cell table:style-name="ce10" office:value-type="float" office:value="75901.3" calcext:value-type="float">
            <text:p>75901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table:formula="of:=[.F6]/[.B25]" office:value-type="float" office:value="34.9538193423697" calcext:value-type="float">
            <text:p>34.95</text:p>
          </table:table-cell>
          <table:table-cell office:value-type="float" office:value="24.885608" calcext:value-type="float">
            <text:p>24.88560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8" office:value-type="float" office:value="34.759989" calcext:value-type="float">
            <text:p>34.76</text:p>
          </table:table-cell>
          <table:table-cell table:style-name="ce18" office:value-type="float" office:value="24.885608" calcext:value-type="float">
            <text:p>24.89</text:p>
          </table:table-cell>
          <table:table-cell table:style-name="ce18" office:value-type="float" office:value="9.874381" calcext:value-type="float">
            <text:p>9.8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6417.5" calcext:value-type="float">
            <text:p>66417.5</text:p>
          </table:table-cell>
          <table:table-cell office:value-type="float" office:value="66115.8" calcext:value-type="float">
            <text:p>66115.8</text:p>
          </table:table-cell>
          <table:table-cell office:value-type="float" office:value="74067.2" calcext:value-type="float">
            <text:p>74067.2</text:p>
          </table:table-cell>
          <table:table-cell office:value-type="float" office:value="74154.5" calcext:value-type="float">
            <text:p>74154.5</text:p>
          </table:table-cell>
          <table:table-cell office:value-type="float" office:value="80702.4" calcext:value-type="float">
            <text:p>80702.4</text:p>
          </table:table-cell>
          <table:table-cell table:style-name="ce10" office:value-type="float" office:value="80628.7" calcext:value-type="float">
            <text:p>80628.7</text:p>
          </table:table-cell>
        </table:table-row>
        <table:table-row table:style-name="ro1">
          <table:table-cell/>
          <table:table-cell table:style-name="ce18"/>
          <table:table-cell/>
          <table:table-cell table:style-name="ce18"/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0147.9" calcext:value-type="float">
            <text:p>60147.9</text:p>
          </table:table-cell>
          <table:table-cell office:value-type="float" office:value="68931.9" calcext:value-type="float">
            <text:p>68931.9</text:p>
          </table:table-cell>
          <table:table-cell office:value-type="float" office:value="68761.9" calcext:value-type="float">
            <text:p>68761.9</text:p>
          </table:table-cell>
          <table:table-cell office:value-type="float" office:value="48382.1" calcext:value-type="float">
            <text:p>48382.1</text:p>
          </table:table-cell>
          <table:table-cell/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/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60848.2" calcext:value-type="float">
            <text:p>60848.2</text:p>
          </table:table-cell>
          <table:table-cell office:value-type="float" office:value="62639.5" calcext:value-type="float">
            <text:p>62639.5</text:p>
          </table:table-cell>
          <table:table-cell office:value-type="float" office:value="70346.2" calcext:value-type="float">
            <text:p>70346.2</text:p>
          </table:table-cell>
          <table:table-cell office:value-type="float" office:value="69344.1" calcext:value-type="float">
            <text:p>69344.1</text:p>
          </table:table-cell>
          <table:table-cell office:value-type="float" office:value="41053.2" calcext:value-type="float">
            <text:p>41053.2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62249.7" calcext:value-type="float">
            <text:p>62249.7</text:p>
          </table:table-cell>
          <table:table-cell office:value-type="float" office:value="62890.8" calcext:value-type="float">
            <text:p>62890.8</text:p>
          </table:table-cell>
          <table:table-cell office:value-type="float" office:value="70713.4" calcext:value-type="float">
            <text:p>70713.4</text:p>
          </table:table-cell>
          <table:table-cell office:value-type="float" office:value="72182.8" calcext:value-type="float">
            <text:p>72182.8</text:p>
          </table:table-cell>
          <table:table-cell office:value-type="float" office:value="41588.5" calcext:value-type="float">
            <text:p>41588.5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style-name="Default" office:value-type="float" office:value="5" calcext:value-type="float">
            <text:p>5</text:p>
          </table:table-cell>
          <table:table-cell table:formula="of:=([.B29]*[.C29]*8)/1000000" office:value-type="float" office:value="160" calcext:value-type="float">
            <text:p>160</text:p>
          </table:table-cell>
          <table:table-cell table:style-name="ce7" office:value-type="float" office:value="5000" calcext:value-type="float">
            <text:p>5,000</text:p>
          </table:table-cell>
          <table:table-cell table:style-name="ce16" table:formula="of:=[.D29]*[.E29]" office:value-type="float" office:value="800000" calcext:value-type="float">
            <text:p>800,000.0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63191" calcext:value-type="float">
            <text:p>63191</text:p>
          </table:table-cell>
          <table:table-cell office:value-type="float" office:value="63196.4" calcext:value-type="float">
            <text:p>63196.4</text:p>
          </table:table-cell>
          <table:table-cell office:value-type="float" office:value="72026.3" calcext:value-type="float">
            <text:p>72026.3</text:p>
          </table:table-cell>
          <table:table-cell office:value-type="float" office:value="71897.2" calcext:value-type="float">
            <text:p>71897.2</text:p>
          </table:table-cell>
          <table:table-cell office:value-type="float" office:value="41751.5" calcext:value-type="float">
            <text:p>41751.5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3"/>
          <table:table-cell office:value-type="float" office:value="40000000000" calcext:value-type="float">
            <text:p>4000000000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550.1" calcext:value-type="float">
            <text:p>63550.1</text:p>
          </table:table-cell>
          <table:table-cell office:value-type="float" office:value="64482.5" calcext:value-type="float">
            <text:p>64482.5</text:p>
          </table:table-cell>
          <table:table-cell office:value-type="float" office:value="73457.6" calcext:value-type="float">
            <text:p>73457.6</text:p>
          </table:table-cell>
          <table:table-cell office:value-type="float" office:value="70905.1" calcext:value-type="float">
            <text:p>70905.1</text:p>
          </table:table-cell>
          <table:table-cell office:value-type="float" office:value="39993.8" calcext:value-type="float">
            <text:p>39993.8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64278.1" calcext:value-type="float">
            <text:p>64278.1</text:p>
          </table:table-cell>
          <table:table-cell office:value-type="float" office:value="64557.5" calcext:value-type="float">
            <text:p>64557.5</text:p>
          </table:table-cell>
          <table:table-cell office:value-type="float" office:value="73939.4" calcext:value-type="float">
            <text:p>73939.4</text:p>
          </table:table-cell>
          <table:table-cell office:value-type="float" office:value="73948.6" calcext:value-type="float">
            <text:p>73948.6</text:p>
          </table:table-cell>
          <table:table-cell office:value-type="float" office:value="43960.8" calcext:value-type="float">
            <text:p>43960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2"/>
          <table:table-cell table:formula="of:=[.D4]+[.D5]" office:value-type="float" office:value="463.712048" calcext:value-type="float">
            <text:p>463.712048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64082.3" calcext:value-type="float">
            <text:p>64082.3</text:p>
          </table:table-cell>
          <table:table-cell office:value-type="float" office:value="64347.7" calcext:value-type="float">
            <text:p>64347.7</text:p>
          </table:table-cell>
          <table:table-cell office:value-type="float" office:value="72433.2" calcext:value-type="float">
            <text:p>72433.2</text:p>
          </table:table-cell>
          <table:table-cell office:value-type="float" office:value="72871" calcext:value-type="float">
            <text:p>72871</text:p>
          </table:table-cell>
          <table:table-cell office:value-type="float" office:value="45263.7" calcext:value-type="float">
            <text:p>45263.7</text:p>
          </table:table-cell>
          <table:table-cell/>
        </table:table-row>
        <table:table-row table:style-name="ro3">
          <table:table-cell office:value-type="string" calcext:value-type="string">
            <text:p>DRAM-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63146.4" calcext:value-type="float">
            <text:p>63146.4</text:p>
          </table:table-cell>
          <table:table-cell office:value-type="float" office:value="63717.2" calcext:value-type="float">
            <text:p>63717.2</text:p>
          </table:table-cell>
          <table:table-cell office:value-type="float" office:value="72542.8" calcext:value-type="float">
            <text:p>72542.8</text:p>
          </table:table-cell>
          <table:table-cell office:value-type="float" office:value="71972.8" calcext:value-type="float">
            <text:p>71972.8</text:p>
          </table:table-cell>
          <table:table-cell office:value-type="float" office:value="44580.5" calcext:value-type="float">
            <text:p>44580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5.4" calcext:value-type="float">
            <text:p>6895.4</text:p>
          </table:table-cell>
          <table:table-cell table:style-name="ce16"/>
          <table:table-cell table:style-name="ce16" table:formula="of:=[.F29]/[.B34]" office:value-type="float" office:value="116.019375235664" calcext:value-type="float">
            <text:p>116.02</text:p>
          </table:table-cell>
          <table:table-cell table:style-name="ce18"/>
          <table:table-cell table:style-name="ce18" office:value-type="float" office:value="127.538587" calcext:value-type="float">
            <text:p>127.54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5011.6" calcext:value-type="float">
            <text:p>65011.6</text:p>
          </table:table-cell>
          <table:table-cell office:value-type="float" office:value="64433.6" calcext:value-type="float">
            <text:p>64433.6</text:p>
          </table:table-cell>
          <table:table-cell office:value-type="float" office:value="72623.4" calcext:value-type="float">
            <text:p>72623.4</text:p>
          </table:table-cell>
          <table:table-cell office:value-type="float" office:value="72804.6" calcext:value-type="float">
            <text:p>72804.6</text:p>
          </table:table-cell>
          <table:table-cell office:value-type="float" office:value="45845" calcext:value-type="float">
            <text:p>458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31.7" calcext:value-type="float">
            <text:p>13231.7</text:p>
          </table:table-cell>
          <table:table-cell/>
          <table:table-cell table:style-name="ce18" table:formula="of:=[.F29]/[.B35]" office:value-type="float" office:value="60.4608629276661" calcext:value-type="float">
            <text:p>60.46</text:p>
          </table:table-cell>
          <table:table-cell table:style-name="ce18"/>
          <table:table-cell table:style-name="ce18" office:value-type="float" office:value="66.555125" calcext:value-type="float">
            <text:p>66.56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65482.3" calcext:value-type="float">
            <text:p>65482.3</text:p>
          </table:table-cell>
          <table:table-cell office:value-type="float" office:value="64919.1" calcext:value-type="float">
            <text:p>64919.1</text:p>
          </table:table-cell>
          <table:table-cell office:value-type="float" office:value="73159.7" calcext:value-type="float">
            <text:p>73159.7</text:p>
          </table:table-cell>
          <table:table-cell office:value-type="float" office:value="72685.3" calcext:value-type="float">
            <text:p>72685.3</text:p>
          </table:table-cell>
          <table:table-cell office:value-type="float" office:value="46598.2" calcext:value-type="float">
            <text:p>46598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502.7" calcext:value-type="float">
            <text:p>19502.7</text:p>
          </table:table-cell>
          <table:table-cell/>
          <table:table-cell table:style-name="ce18" table:formula="of:=[.F29]/[.B36]" office:value-type="float" office:value="41.0199613386864" calcext:value-type="float">
            <text:p>41.02</text:p>
          </table:table-cell>
          <table:table-cell table:style-name="ce18"/>
          <table:table-cell table:style-name="ce18" office:value-type="float" office:value="44.883392" calcext:value-type="float">
            <text:p>44.88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65258.1" calcext:value-type="float">
            <text:p>65258.1</text:p>
          </table:table-cell>
          <table:table-cell office:value-type="float" office:value="65319.1" calcext:value-type="float">
            <text:p>65319.1</text:p>
          </table:table-cell>
          <table:table-cell office:value-type="float" office:value="73617.1" calcext:value-type="float">
            <text:p>73617.1</text:p>
          </table:table-cell>
          <table:table-cell office:value-type="float" office:value="73489.2" calcext:value-type="float">
            <text:p>73489.2</text:p>
          </table:table-cell>
          <table:table-cell office:value-type="float" office:value="50438.1" calcext:value-type="float">
            <text:p>50438.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413.1" calcext:value-type="float">
            <text:p>25413.1</text:p>
          </table:table-cell>
          <table:table-cell/>
          <table:table-cell table:style-name="ce18" table:formula="of:=[.F29]/[.B37]" office:value-type="float" office:value="31.4798273331471" calcext:value-type="float">
            <text:p>31.48</text:p>
          </table:table-cell>
          <table:table-cell table:style-name="ce18"/>
          <table:table-cell table:style-name="ce18" office:value-type="float" office:value="34.38241" calcext:value-type="float">
            <text:p>34.38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65184" calcext:value-type="float">
            <text:p>65184</text:p>
          </table:table-cell>
          <table:table-cell office:value-type="float" office:value="66168" calcext:value-type="float">
            <text:p>66168</text:p>
          </table:table-cell>
          <table:table-cell office:value-type="float" office:value="73662.4" calcext:value-type="float">
            <text:p>73662.4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0320.8" calcext:value-type="float">
            <text:p>50320.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550.7" calcext:value-type="float">
            <text:p>31550.7</text:p>
          </table:table-cell>
          <table:table-cell/>
          <table:table-cell table:style-name="ce18" table:formula="of:=[.F29]/[.B38]" office:value-type="float" office:value="25.356014288114" calcext:value-type="float">
            <text:p>25.36</text:p>
          </table:table-cell>
          <table:table-cell table:style-name="ce18"/>
          <table:table-cell table:style-name="ce18" office:value-type="float" office:value="27.360731" calcext:value-type="float">
            <text:p>27.36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5946.9" calcext:value-type="float">
            <text:p>65946.9</text:p>
          </table:table-cell>
          <table:table-cell office:value-type="float" office:value="65732.4" calcext:value-type="float">
            <text:p>65732.4</text:p>
          </table:table-cell>
          <table:table-cell office:value-type="float" office:value="73506.9" calcext:value-type="float">
            <text:p>73506.9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5436.2" calcext:value-type="float">
            <text:p>55436.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725.3" calcext:value-type="float">
            <text:p>37725.3</text:p>
          </table:table-cell>
          <table:table-cell/>
          <table:table-cell table:style-name="ce18" table:formula="of:=[.F29]/[.B39]" office:value-type="float" office:value="21.2059281172052" calcext:value-type="float">
            <text:p>21.21</text:p>
          </table:table-cell>
          <table:table-cell table:style-name="ce18"/>
          <table:table-cell table:style-name="ce18" office:value-type="float" office:value="22.928467" calcext:value-type="float">
            <text:p>22.93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65557.8" calcext:value-type="float">
            <text:p>65557.8</text:p>
          </table:table-cell>
          <table:table-cell office:value-type="float" office:value="66379.4" calcext:value-type="float">
            <text:p>66379.4</text:p>
          </table:table-cell>
          <table:table-cell office:value-type="float" office:value="74085.8" calcext:value-type="float">
            <text:p>74085.8</text:p>
          </table:table-cell>
          <table:table-cell office:value-type="float" office:value="73766.5" calcext:value-type="float">
            <text:p>73766.5</text:p>
          </table:table-cell>
          <table:table-cell office:value-type="float" office:value="51786.3" calcext:value-type="float">
            <text:p>51786.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686.7" calcext:value-type="float">
            <text:p>43686.7</text:p>
          </table:table-cell>
          <table:table-cell/>
          <table:table-cell table:style-name="ce18" table:formula="of:=[.F29]/[.B40]" office:value-type="float" office:value="18.3122094367393" calcext:value-type="float">
            <text:p>18.31</text:p>
          </table:table-cell>
          <table:table-cell table:style-name="ce18"/>
          <table:table-cell table:style-name="ce18" office:value-type="float" office:value="19.819827" calcext:value-type="float">
            <text:p>19.82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65469.5" calcext:value-type="float">
            <text:p>65469.5</text:p>
          </table:table-cell>
          <table:table-cell office:value-type="float" office:value="66167.3" calcext:value-type="float">
            <text:p>66167.3</text:p>
          </table:table-cell>
          <table:table-cell office:value-type="float" office:value="74397.9" calcext:value-type="float">
            <text:p>74397.9</text:p>
          </table:table-cell>
          <table:table-cell office:value-type="float" office:value="74172.6" calcext:value-type="float">
            <text:p>74172.6</text:p>
          </table:table-cell>
          <table:table-cell office:value-type="float" office:value="57583.4" calcext:value-type="float">
            <text:p>57583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440.8" calcext:value-type="float">
            <text:p>48440.8</text:p>
          </table:table-cell>
          <table:table-cell/>
          <table:table-cell table:style-name="ce18" table:formula="of:=[.F29]/[.B41]" office:value-type="float" office:value="16.5150038810259" calcext:value-type="float">
            <text:p>16.52</text:p>
          </table:table-cell>
          <table:table-cell table:style-name="ce18"/>
          <table:table-cell table:style-name="ce18" office:value-type="float" office:value="18.35938" calcext:value-type="float">
            <text:p>18.36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65943.6" calcext:value-type="float">
            <text:p>65943.6</text:p>
          </table:table-cell>
          <table:table-cell office:value-type="float" office:value="64604.8" calcext:value-type="float">
            <text:p>64604.8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2558" calcext:value-type="float">
            <text:p>72558</text:p>
          </table:table-cell>
          <table:table-cell office:value-type="float" office:value="48166.8" calcext:value-type="float">
            <text:p>48166.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649.2" calcext:value-type="float">
            <text:p>51649.2</text:p>
          </table:table-cell>
          <table:table-cell/>
          <table:table-cell table:style-name="ce18" table:formula="of:=[.F29]/[.B42]" office:value-type="float" office:value="15.4891072853016" calcext:value-type="float">
            <text:p>15.49</text:p>
          </table:table-cell>
          <table:table-cell table:style-name="ce18"/>
          <table:table-cell table:style-name="ce18" office:value-type="float" office:value="16.474198" calcext:value-type="float">
            <text:p>16.4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225" calcext:value-type="float">
            <text:p>57225</text:p>
          </table:table-cell>
          <table:table-cell/>
          <table:table-cell table:style-name="ce18" table:formula="of:=[.F29]/[.B43]" office:value-type="float" office:value="13.9799038881608" calcext:value-type="float">
            <text:p>13.98</text:p>
          </table:table-cell>
          <table:table-cell table:style-name="ce18"/>
          <table:table-cell table:style-name="ce18" office:value-type="float" office:value="15.035309" calcext:value-type="float">
            <text:p>15.04</text:p>
          </table:table-cell>
          <table:table-cell table:number-columns-repeated="7"/>
          <table:table-cell office:value-type="string" calcext:value-type="string">
            <text:p>nye tidsmålinger etter tilbakemelding fra xing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227.7" calcext:value-type="float">
            <text:p>62227.7</text:p>
          </table:table-cell>
          <table:table-cell/>
          <table:table-cell table:style-name="ce18" table:formula="of:=[.F29]/[.B44]" office:value-type="float" office:value="12.8560110690255" calcext:value-type="float">
            <text:p>12.86</text:p>
          </table:table-cell>
          <table:table-cell table:style-name="ce18"/>
          <table:table-cell table:style-name="ce18" office:value-type="float" office:value="13.791831" calcext:value-type="float">
            <text:p>13.79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044.2" calcext:value-type="float">
            <text:p>66044.2</text:p>
          </table:table-cell>
          <table:table-cell/>
          <table:table-cell table:style-name="ce18" table:formula="of:=[.F29]/[.B45]" office:value-type="float" office:value="12.1131000148385" calcext:value-type="float">
            <text:p>12.11</text:p>
          </table:table-cell>
          <table:table-cell table:style-name="ce18"/>
          <table:table-cell table:style-name="ce18" office:value-type="float" office:value="12.848689" calcext:value-type="float">
            <text:p>12.85</text:p>
          </table:table-cell>
          <table:table-cell table:number-columns-repeated="8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842.9" calcext:value-type="float">
            <text:p>67842.9</text:p>
          </table:table-cell>
          <table:table-cell/>
          <table:table-cell table:style-name="ce18" table:formula="of:=[.F29]/[.B46]" office:value-type="float" office:value="11.7919487521907" calcext:value-type="float">
            <text:p>11.79</text:p>
          </table:table-cell>
          <table:table-cell table:style-name="ce18"/>
          <table:table-cell table:style-name="ce18" office:value-type="float" office:value="11.951466" calcext:value-type="float">
            <text:p>11.9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style-name="ce10" office:value-type="float" office:value="66666.2" calcext:value-type="float">
            <text:p>66666.2</text:p>
          </table:table-cell>
          <table:table-cell table:style-name="ce10" office:value-type="float" office:value="66353.8" calcext:value-type="float">
            <text:p>66353.8</text:p>
          </table:table-cell>
          <table:table-cell table:style-name="ce10" office:value-type="float" office:value="74338" calcext:value-type="float">
            <text:p>74338.0</text:p>
          </table:table-cell>
          <table:table-cell table:style-name="ce10" office:value-type="float" office:value="74414.4" calcext:value-type="float">
            <text:p>74414.4</text:p>
          </table:table-cell>
          <table:table-cell table:style-name="ce10" office:value-type="float" office:value="80628.7" calcext:value-type="float">
            <text:p>80628.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694.7" calcext:value-type="float">
            <text:p>72694.7</text:p>
          </table:table-cell>
          <table:table-cell/>
          <table:table-cell table:style-name="ce18" table:formula="of:=[.F29]/[.B47]" office:value-type="float" office:value="11.0049288325009" calcext:value-type="float">
            <text:p>11.00</text:p>
          </table:table-cell>
          <table:table-cell table:style-name="ce18"/>
          <table:table-cell table:style-name="ce18" office:value-type="float" office:value="11.124283" calcext:value-type="float">
            <text:p>11.1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style-name="ce10" office:value-type="float" office:value="66660.9" calcext:value-type="float">
            <text:p>66660.9</text:p>
          </table:table-cell>
          <table:table-cell table:style-name="ce10" office:value-type="float" office:value="66491.8" calcext:value-type="float">
            <text:p>66491.8</text:p>
          </table:table-cell>
          <table:table-cell table:style-name="ce10" office:value-type="float" office:value="74481" calcext:value-type="float">
            <text:p>74481.0</text:p>
          </table:table-cell>
          <table:table-cell table:style-name="ce10" office:value-type="float" office:value="74467.2" calcext:value-type="float">
            <text:p>74467.2</text:p>
          </table:table-cell>
          <table:table-cell table:style-name="ce10" office:value-type="float" office:value="75901.3" calcext:value-type="float">
            <text:p>75901.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77.7" calcext:value-type="float">
            <text:p>77677.7</text:p>
          </table:table-cell>
          <table:table-cell/>
          <table:table-cell table:style-name="ce18" table:formula="of:=[.F29]/[.B48]" office:value-type="float" office:value="10.2989661125394" calcext:value-type="float">
            <text:p>10.30</text:p>
          </table:table-cell>
          <table:table-cell table:style-name="ce18"/>
          <table:table-cell table:style-name="ce18" office:value-type="float" office:value="10.453471" calcext:value-type="float">
            <text:p>10.45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style-name="ce10" office:value-type="float" office:value="66694" calcext:value-type="float">
            <text:p>66694.0</text:p>
          </table:table-cell>
          <table:table-cell table:style-name="ce10" office:value-type="float" office:value="66559.1" calcext:value-type="float">
            <text:p>66559.1</text:p>
          </table:table-cell>
          <table:table-cell table:style-name="ce10" office:value-type="float" office:value="74629" calcext:value-type="float">
            <text:p>74629.0</text:p>
          </table:table-cell>
          <table:table-cell table:style-name="ce10" office:value-type="float" office:value="74584.7" calcext:value-type="float">
            <text:p>74584.7</text:p>
          </table:table-cell>
          <table:table-cell table:style-name="ce10" office:value-type="float" office:value="70941.1" calcext:value-type="float">
            <text:p>70941.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705.5" calcext:value-type="float">
            <text:p>82705.5</text:p>
          </table:table-cell>
          <table:table-cell table:style-name="Default"/>
          <table:table-cell table:style-name="ce16" table:formula="of:=[.F29]/[.B49]" office:value-type="float" office:value="9.67287544359202" calcext:value-type="float">
            <text:p>9.67</text:p>
          </table:table-cell>
          <table:table-cell/>
          <table:table-cell table:style-name="ce18" office:value-type="float" office:value="9.874381" calcext:value-type="float">
            <text:p>9.87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style-name="ce10" office:value-type="float" office:value="66340.6" calcext:value-type="float">
            <text:p>66340.6</text:p>
          </table:table-cell>
          <table:table-cell table:style-name="ce10" office:value-type="float" office:value="66368.2" calcext:value-type="float">
            <text:p>66368.2</text:p>
          </table:table-cell>
          <table:table-cell table:style-name="ce10" office:value-type="float" office:value="74727" calcext:value-type="float">
            <text:p>74727.0</text:p>
          </table:table-cell>
          <table:table-cell table:style-name="ce10" office:value-type="float" office:value="74650" calcext:value-type="float">
            <text:p>74650.0</text:p>
          </table:table-cell>
          <table:table-cell table:style-name="ce10" office:value-type="float" office:value="66280.4" calcext:value-type="float">
            <text:p>6628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2" calcext:value-type="float">
            <text:p>12</text:p>
          </table:table-cell>
          <table:table-cell table:style-name="ce10" office:value-type="float" office:value="65713.8" calcext:value-type="float">
            <text:p>65713.8</text:p>
          </table:table-cell>
          <table:table-cell table:style-name="ce10" office:value-type="float" office:value="65751.7" calcext:value-type="float">
            <text:p>65751.7</text:p>
          </table:table-cell>
          <table:table-cell table:style-name="ce10" office:value-type="float" office:value="74096.7" calcext:value-type="float">
            <text:p>74096.7</text:p>
          </table:table-cell>
          <table:table-cell table:style-name="ce10" office:value-type="float" office:value="74255.2" calcext:value-type="float">
            <text:p>74255.2</text:p>
          </table:table-cell>
          <table:table-cell table:style-name="ce10" office:value-type="float" office:value="64289.1" calcext:value-type="float">
            <text:p>64289.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1" calcext:value-type="float">
            <text:p>11</text:p>
          </table:table-cell>
          <table:table-cell table:style-name="ce10" office:value-type="float" office:value="65022.3" calcext:value-type="float">
            <text:p>65022.3</text:p>
          </table:table-cell>
          <table:table-cell table:style-name="ce10" office:value-type="float" office:value="65194.7" calcext:value-type="float">
            <text:p>65194.7</text:p>
          </table:table-cell>
          <table:table-cell table:style-name="ce10" office:value-type="float" office:value="73898.1" calcext:value-type="float">
            <text:p>73898.1</text:p>
          </table:table-cell>
          <table:table-cell table:style-name="ce10" office:value-type="float" office:value="74032.9" calcext:value-type="float">
            <text:p>74032.9</text:p>
          </table:table-cell>
          <table:table-cell table:style-name="ce10" office:value-type="float" office:value="61050.2" calcext:value-type="float">
            <text:p>61050.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0" calcext:value-type="float">
            <text:p>10</text:p>
          </table:table-cell>
          <table:table-cell table:style-name="ce10" office:value-type="float" office:value="63757.8" calcext:value-type="float">
            <text:p>63757.8</text:p>
          </table:table-cell>
          <table:table-cell table:style-name="ce10" office:value-type="float" office:value="63951" calcext:value-type="float">
            <text:p>63951.0</text:p>
          </table:table-cell>
          <table:table-cell table:style-name="ce10" office:value-type="float" office:value="72837.8" calcext:value-type="float">
            <text:p>72837.8</text:p>
          </table:table-cell>
          <table:table-cell table:style-name="ce10" office:value-type="float" office:value="72917.5" calcext:value-type="float">
            <text:p>72917.5</text:p>
          </table:table-cell>
          <table:table-cell table:style-name="ce10" office:value-type="float" office:value="55831" calcext:value-type="float">
            <text:p>5583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9" calcext:value-type="float">
            <text:p>9</text:p>
          </table:table-cell>
          <table:table-cell table:style-name="ce10" office:value-type="float" office:value="62273.9" calcext:value-type="float">
            <text:p>62273.9</text:p>
          </table:table-cell>
          <table:table-cell table:style-name="ce10" office:value-type="float" office:value="62480.3" calcext:value-type="float">
            <text:p>62480.3</text:p>
          </table:table-cell>
          <table:table-cell table:style-name="ce10" office:value-type="float" office:value="71330.7" calcext:value-type="float">
            <text:p>71330.7</text:p>
          </table:table-cell>
          <table:table-cell table:style-name="ce10" office:value-type="float" office:value="71492.3" calcext:value-type="float">
            <text:p>71492.3</text:p>
          </table:table-cell>
          <table:table-cell table:style-name="ce10" office:value-type="float" office:value="50349.5" calcext:value-type="float">
            <text:p>50349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8" calcext:value-type="float">
            <text:p>8</text:p>
          </table:table-cell>
          <table:table-cell table:style-name="ce10" office:value-type="float" office:value="60062.3" calcext:value-type="float">
            <text:p>60062.3</text:p>
          </table:table-cell>
          <table:table-cell table:style-name="ce10" office:value-type="float" office:value="60373" calcext:value-type="float">
            <text:p>60373.0</text:p>
          </table:table-cell>
          <table:table-cell table:style-name="ce10" office:value-type="float" office:value="68207" calcext:value-type="float">
            <text:p>68207.0</text:p>
          </table:table-cell>
          <table:table-cell table:style-name="ce10" office:value-type="float" office:value="68511.1" calcext:value-type="float">
            <text:p>68511.1</text:p>
          </table:table-cell>
          <table:table-cell table:style-name="ce10" office:value-type="float" office:value="46814" calcext:value-type="float">
            <text:p>46814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7" calcext:value-type="float">
            <text:p>7</text:p>
          </table:table-cell>
          <table:table-cell table:style-name="ce10" office:value-type="float" office:value="58049.1" calcext:value-type="float">
            <text:p>58049.1</text:p>
          </table:table-cell>
          <table:table-cell table:style-name="ce10" office:value-type="float" office:value="58420" calcext:value-type="float">
            <text:p>58420.0</text:p>
          </table:table-cell>
          <table:table-cell table:style-name="ce10" office:value-type="float" office:value="66026.9" calcext:value-type="float">
            <text:p>66026.9</text:p>
          </table:table-cell>
          <table:table-cell table:style-name="ce10" office:value-type="float" office:value="66531.4" calcext:value-type="float">
            <text:p>66531.4</text:p>
          </table:table-cell>
          <table:table-cell table:style-name="ce10" office:value-type="float" office:value="42330.4" calcext:value-type="float">
            <text:p>4233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6" calcext:value-type="float">
            <text:p>6</text:p>
          </table:table-cell>
          <table:table-cell table:style-name="ce10" office:value-type="float" office:value="55561.5" calcext:value-type="float">
            <text:p>55561.5</text:p>
          </table:table-cell>
          <table:table-cell table:style-name="ce10" office:value-type="float" office:value="55895.2" calcext:value-type="float">
            <text:p>55895.2</text:p>
          </table:table-cell>
          <table:table-cell table:style-name="ce10" office:value-type="float" office:value="62483.8" calcext:value-type="float">
            <text:p>62483.8</text:p>
          </table:table-cell>
          <table:table-cell table:style-name="ce10" office:value-type="float" office:value="62977.5" calcext:value-type="float">
            <text:p>62977.5</text:p>
          </table:table-cell>
          <table:table-cell table:style-name="ce10" office:value-type="float" office:value="36584.7" calcext:value-type="float">
            <text:p>36584.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5" calcext:value-type="float">
            <text:p>5</text:p>
          </table:table-cell>
          <table:table-cell table:style-name="ce10" office:value-type="float" office:value="52385" calcext:value-type="float">
            <text:p>52385.0</text:p>
          </table:table-cell>
          <table:table-cell table:style-name="ce10" office:value-type="float" office:value="52877" calcext:value-type="float">
            <text:p>52877.0</text:p>
          </table:table-cell>
          <table:table-cell table:style-name="ce10" office:value-type="float" office:value="58354.5" calcext:value-type="float">
            <text:p>58354.5</text:p>
          </table:table-cell>
          <table:table-cell table:style-name="ce10" office:value-type="float" office:value="58669.5" calcext:value-type="float">
            <text:p>58669.5</text:p>
          </table:table-cell>
          <table:table-cell table:style-name="ce10" office:value-type="float" office:value="30581" calcext:value-type="float">
            <text:p>3058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4" calcext:value-type="float">
            <text:p>4</text:p>
          </table:table-cell>
          <table:table-cell table:style-name="ce10" office:value-type="float" office:value="45432.5" calcext:value-type="float">
            <text:p>45432.5</text:p>
          </table:table-cell>
          <table:table-cell table:style-name="ce10" office:value-type="float" office:value="46682.5" calcext:value-type="float">
            <text:p>46682.5</text:p>
          </table:table-cell>
          <table:table-cell table:style-name="ce10" office:value-type="float" office:value="49615.4" calcext:value-type="float">
            <text:p>49615.4</text:p>
          </table:table-cell>
          <table:table-cell table:style-name="ce10" office:value-type="float" office:value="49386.9" calcext:value-type="float">
            <text:p>49386.9</text:p>
          </table:table-cell>
          <table:table-cell table:style-name="ce10" office:value-type="float" office:value="24665.5" calcext:value-type="float">
            <text:p>24665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3" calcext:value-type="float">
            <text:p>3</text:p>
          </table:table-cell>
          <table:table-cell table:style-name="ce10" office:value-type="float" office:value="35123.2" calcext:value-type="float">
            <text:p>35123.2</text:p>
          </table:table-cell>
          <table:table-cell table:style-name="ce10" office:value-type="float" office:value="36222.2" calcext:value-type="float">
            <text:p>36222.2</text:p>
          </table:table-cell>
          <table:table-cell table:style-name="ce10" office:value-type="float" office:value="38081.9" calcext:value-type="float">
            <text:p>38081.9</text:p>
          </table:table-cell>
          <table:table-cell table:style-name="ce10" office:value-type="float" office:value="37902.2" calcext:value-type="float">
            <text:p>37902.2</text:p>
          </table:table-cell>
          <table:table-cell table:style-name="ce10" office:value-type="float" office:value="18702.4" calcext:value-type="float">
            <text:p>18702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2" calcext:value-type="float">
            <text:p>2</text:p>
          </table:table-cell>
          <table:table-cell table:style-name="ce10" office:value-type="float" office:value="24126.9" calcext:value-type="float">
            <text:p>24126.9</text:p>
          </table:table-cell>
          <table:table-cell table:style-name="ce10" office:value-type="float" office:value="24996.5" calcext:value-type="float">
            <text:p>24996.5</text:p>
          </table:table-cell>
          <table:table-cell table:style-name="ce10" office:value-type="float" office:value="26259.4" calcext:value-type="float">
            <text:p>26259.4</text:p>
          </table:table-cell>
          <table:table-cell table:style-name="ce10" office:value-type="float" office:value="25715.4" calcext:value-type="float">
            <text:p>25715.4</text:p>
          </table:table-cell>
          <table:table-cell table:style-name="ce10" office:value-type="float" office:value="12920.5" calcext:value-type="float">
            <text:p>12920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" calcext:value-type="float">
            <text:p>1</text:p>
          </table:table-cell>
          <table:table-cell table:style-name="ce10" office:value-type="float" office:value="12447.7" calcext:value-type="float">
            <text:p>12447.7</text:p>
          </table:table-cell>
          <table:table-cell table:style-name="ce10" office:value-type="float" office:value="12887.6" calcext:value-type="float">
            <text:p>12887.6</text:p>
          </table:table-cell>
          <table:table-cell table:style-name="ce10" office:value-type="float" office:value="13596.3" calcext:value-type="float">
            <text:p>13596.3</text:p>
          </table:table-cell>
          <table:table-cell table:style-name="ce10" office:value-type="float" office:value="13613" calcext:value-type="float">
            <text:p>13613.0</text:p>
          </table:table-cell>
          <table:table-cell table:style-name="ce10" office:value-type="float" office:value="6611.8" calcext:value-type="float">
            <text:p>6611.8</text:p>
          </table:table-cell>
          <table:table-cell/>
        </table:table-row>
      </table:table>
      <table:table table:name="NVM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80000000000" calcext:value-type="float">
            <text:p>80,000,000,000.00</text:p>
          </table:table-cell>
          <table:table-cell table:style-name="ce16" table:formula="of:=([.E4]*8)/1000000" office:value-type="float" office:value="640000" calcext:value-type="float">
            <text:p>640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]+[.F5])/[.B10]" office:value-type="float" office:value="40.2291838097236" calcext:value-type="float">
            <text:p>40.23</text:p>
          </table:table-cell>
          <table:table-cell office:value-type="float" office:value="25.346974" calcext:value-type="float">
            <text:p>25.3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]+[.F5])/[.B11]" office:value-type="float" office:value="42.84412839985" calcext:value-type="float">
            <text:p>42.84</text:p>
          </table:table-cell>
          <table:table-cell office:value-type="float" office:value="26.224467" calcext:value-type="float">
            <text:p>26.2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]+[.F5])/[.B12]" office:value-type="float" office:value="45.7412304049433" calcext:value-type="float">
            <text:p>45.74</text:p>
          </table:table-cell>
          <table:table-cell office:value-type="float" office:value="26.695213" calcext:value-type="float">
            <text:p>26.7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]+[.F5])/[.B13]" office:value-type="float" office:value="49.0358245842894" calcext:value-type="float">
            <text:p>49.04</text:p>
          </table:table-cell>
          <table:table-cell office:value-type="float" office:value="27.590932" calcext:value-type="float">
            <text:p>27.5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]+[.F5])/[.B14]" office:value-type="float" office:value="53.4827154612089" calcext:value-type="float">
            <text:p>53.48</text:p>
          </table:table-cell>
          <table:table-cell office:value-type="float" office:value="28.424609" calcext:value-type="float">
            <text:p>28.4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]+[.F5])/[.B15]" office:value-type="float" office:value="58.0242124336939" calcext:value-type="float">
            <text:p>58.02</text:p>
          </table:table-cell>
          <table:table-cell office:value-type="float" office:value="30.282863" calcext:value-type="float">
            <text:p>30.2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]+[.F5])/[.B16]" office:value-type="float" office:value="64.8009302646588" calcext:value-type="float">
            <text:p>64.80</text:p>
          </table:table-cell>
          <table:table-cell office:value-type="float" office:value="31.425037" calcext:value-type="float">
            <text:p>31.4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]+[.F5])/[.B17]" office:value-type="float" office:value="71.475184866625" calcext:value-type="float">
            <text:p>71.48</text:p>
          </table:table-cell>
          <table:table-cell office:value-type="float" office:value="34.174107" calcext:value-type="float">
            <text:p>34.1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]+[.F5])/[.B18]" office:value-type="float" office:value="81.3422370756754" calcext:value-type="float">
            <text:p>81.34</text:p>
          </table:table-cell>
          <table:table-cell office:value-type="float" office:value="40.103049" calcext:value-type="float">
            <text:p>40.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]+[.F5])/[.B19]" office:value-type="float" office:value="94.6876988438806" calcext:value-type="float">
            <text:p>94.69</text:p>
          </table:table-cell>
          <table:table-cell office:value-type="float" office:value="43.692208" calcext:value-type="float">
            <text:p>43.69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]+[.F5])/[.B20]" office:value-type="float" office:value="111.673956910799" calcext:value-type="float">
            <text:p>111.67</text:p>
          </table:table-cell>
          <table:table-cell office:value-type="float" office:value="50.01255" calcext:value-type="float">
            <text:p>50.0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]+[.F5])/[.B21]" office:value-type="float" office:value="139.396750723807" calcext:value-type="float">
            <text:p>139.40</text:p>
          </table:table-cell>
          <table:table-cell office:value-type="float" office:value="61.004739" calcext:value-type="float">
            <text:p>61.0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]+[.F5])/[.B22]" office:value-type="float" office:value="186.146605352624" calcext:value-type="float">
            <text:p>186.15</text:p>
          </table:table-cell>
          <table:table-cell office:value-type="float" office:value="78.685509" calcext:value-type="float">
            <text:p>78.6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]+[.F5])/[.B23]" office:value-type="float" office:value="275.825902056674" calcext:value-type="float">
            <text:p>275.83</text:p>
          </table:table-cell>
          <table:table-cell office:value-type="float" office:value="113.362786" calcext:value-type="float">
            <text:p>113.3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]+[.F5])/[.B24]" office:value-type="float" office:value="554.897922115073" calcext:value-type="float">
            <text:p>554.90</text:p>
          </table:table-cell>
          <table:table-cell office:value-type="float" office:value="207.541413" calcext:value-type="float">
            <text:p>207.5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100000000000" calcext:value-type="float">
            <text:p>100,000,000,000.00</text:p>
          </table:table-cell>
          <table:table-cell table:style-name="ce16" table:formula="of:=([.E28]*8)/1000000" office:value-type="float" office:value="800000" calcext:value-type="float">
            <text:p>800,00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20000000000" calcext:value-type="float">
            <text:p>20,000,000,000.00</text:p>
          </table:table-cell>
          <table:table-cell table:style-name="ce16" table:formula="of:=([.E29]*8)/1000000" office:value-type="float" office:value="160000" calcext:value-type="float">
            <text:p>160,000.00</text:p>
          </table:table-cell>
          <table:table-cell table:number-columns-repeated="5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DRAM-NVM 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Analyze time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ce21" office:value-type="string" calcext:value-type="string">
            <text:p>transfer time</text:p>
          </table:table-cell>
          <table:table-cell office:value-type="string" calcext:value-type="string">
            <text:p>NVM-NVM speed</text:p>
          </table:table-cell>
          <table:table-cell office:value-type="string" calcext:value-type="string">
            <text:p>Prediction</text:p>
          </table:table-cell>
          <table:table-cell table:style-name="ce8" office:value-type="string" calcext:value-type="string">
            <text:p>Measuremen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40.6356430463526" calcext:value-type="float">
            <text:p>40.64</text:p>
          </table:table-cell>
          <table:table-cell office:value-type="float" office:value="40.184731" calcext:value-type="float">
            <text:p>40.18</text:p>
          </table:table-cell>
          <table:table-cell/>
          <table:table-cell table:style-name="ce16" table:formula="of:=[.F28]/[.B33]" office:value-type="float" office:value="203.178215231763" calcext:value-type="float">
            <text:p>203.18</text:p>
          </table:table-cell>
          <table:table-cell table:style-name="ce18" office:value-type="float" office:value="207.502157" calcext:value-type="float">
            <text:p>207.5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20.3070927407791" calcext:value-type="float">
            <text:p>20.31</text:p>
          </table:table-cell>
          <table:table-cell office:value-type="float" office:value="20.660509" calcext:value-type="float">
            <text:p>20.66</text:p>
          </table:table-cell>
          <table:table-cell/>
          <table:table-cell table:style-name="ce18" table:formula="of:=[.F28]/[.B34]" office:value-type="float" office:value="101.535463703896" calcext:value-type="float">
            <text:p>101.54</text:p>
          </table:table-cell>
          <table:table-cell table:style-name="ce18" office:value-type="float" office:value="118.049679" calcext:value-type="float">
            <text:p>118.0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13.196486320048" calcext:value-type="float">
            <text:p>13.20</text:p>
          </table:table-cell>
          <table:table-cell office:value-type="float" office:value="17.308555" calcext:value-type="float">
            <text:p>17.31</text:p>
          </table:table-cell>
          <table:table-cell/>
          <table:table-cell table:style-name="ce18" table:formula="of:=[.F28]/[.B35]" office:value-type="float" office:value="65.9824316002402" calcext:value-type="float">
            <text:p>65.98</text:p>
          </table:table-cell>
          <table:table-cell table:style-name="ce18" office:value-type="float" office:value="81.538674" calcext:value-type="float">
            <text:p>81.5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9.94785149722937" calcext:value-type="float">
            <text:p>9.95</text:p>
          </table:table-cell>
          <table:table-cell office:value-type="float" office:value="13.086462" calcext:value-type="float">
            <text:p>13.09</text:p>
          </table:table-cell>
          <table:table-cell/>
          <table:table-cell table:style-name="ce18" table:formula="of:=[.F28]/[.B36]" office:value-type="float" office:value="49.7392574861468" calcext:value-type="float">
            <text:p>49.74</text:p>
          </table:table-cell>
          <table:table-cell table:style-name="ce18" office:value-type="float" office:value="62.124896" calcext:value-type="float">
            <text:p>62.1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7.79487646180424" calcext:value-type="float">
            <text:p>7.79</text:p>
          </table:table-cell>
          <table:table-cell office:value-type="float" office:value="10.626771" calcext:value-type="float">
            <text:p>10.63</text:p>
          </table:table-cell>
          <table:table-cell/>
          <table:table-cell table:style-name="ce18" table:formula="of:=[.F28]/[.B37]" office:value-type="float" office:value="38.9743823090212" calcext:value-type="float">
            <text:p>38.97</text:p>
          </table:table-cell>
          <table:table-cell table:style-name="ce18" office:value-type="float" office:value="50.198433" calcext:value-type="float">
            <text:p>50.2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6.52039332479624" calcext:value-type="float">
            <text:p>6.52</text:p>
          </table:table-cell>
          <table:table-cell office:value-type="float" office:value="9.205341" calcext:value-type="float">
            <text:p>9.21</text:p>
          </table:table-cell>
          <table:table-cell/>
          <table:table-cell table:style-name="ce18" table:formula="of:=[.F28]/[.B38]" office:value-type="float" office:value="32.6019666239812" calcext:value-type="float">
            <text:p>32.60</text:p>
          </table:table-cell>
          <table:table-cell table:style-name="ce18" office:value-type="float" office:value="42.052014" calcext:value-type="float">
            <text:p>42.0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5.4453463772068" calcext:value-type="float">
            <text:p>5.45</text:p>
          </table:table-cell>
          <table:table-cell office:value-type="float" office:value="8.205961" calcext:value-type="float">
            <text:p>8.21</text:p>
          </table:table-cell>
          <table:table-cell/>
          <table:table-cell table:style-name="ce18" table:formula="of:=[.F28]/[.B39]" office:value-type="float" office:value="27.226731886034" calcext:value-type="float">
            <text:p>27.23</text:p>
          </table:table-cell>
          <table:table-cell table:style-name="ce18" office:value-type="float" office:value="37.036302" calcext:value-type="float">
            <text:p>37.0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4.81232257756178" calcext:value-type="float">
            <text:p>4.81</text:p>
          </table:table-cell>
          <table:table-cell office:value-type="float" office:value="7.551966" calcext:value-type="float">
            <text:p>7.55</text:p>
          </table:table-cell>
          <table:table-cell/>
          <table:table-cell table:style-name="ce18" table:formula="of:=[.F28]/[.B40]" office:value-type="float" office:value="24.0616128878089" calcext:value-type="float">
            <text:p>24.06</text:p>
          </table:table-cell>
          <table:table-cell table:style-name="ce18" office:value-type="float" office:value="33.153472" calcext:value-type="float">
            <text:p>33.1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4.29881480869696" calcext:value-type="float">
            <text:p>4.30</text:p>
          </table:table-cell>
          <table:table-cell office:value-type="float" office:value="7.02813" calcext:value-type="float">
            <text:p>7.03</text:p>
          </table:table-cell>
          <table:table-cell/>
          <table:table-cell table:style-name="ce18" table:formula="of:=[.F28]/[.B41]" office:value-type="float" office:value="21.4940740434848" calcext:value-type="float">
            <text:p>21.49</text:p>
          </table:table-cell>
          <table:table-cell table:style-name="ce18" office:value-type="float" office:value="29.386419" calcext:value-type="float">
            <text:p>29.3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3.80313318750695" calcext:value-type="float">
            <text:p>3.80</text:p>
          </table:table-cell>
          <table:table-cell office:value-type="float" office:value="6.087404" calcext:value-type="float">
            <text:p>6.09</text:p>
          </table:table-cell>
          <table:table-cell/>
          <table:table-cell table:style-name="ce18" table:formula="of:=[.F28]/[.B42]" office:value-type="float" office:value="19.0156659375347" calcext:value-type="float">
            <text:p>19.02</text:p>
          </table:table-cell>
          <table:table-cell table:style-name="ce18" office:value-type="float" office:value="25.576156" calcext:value-type="float">
            <text:p>25.5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3.4464795702869" calcext:value-type="float">
            <text:p>3.45</text:p>
          </table:table-cell>
          <table:table-cell office:value-type="float" office:value="5.648782" calcext:value-type="float">
            <text:p>5.65</text:p>
          </table:table-cell>
          <table:table-cell/>
          <table:table-cell table:style-name="ce18" table:formula="of:=[.F28]/[.B43]" office:value-type="float" office:value="17.2323978514345" calcext:value-type="float">
            <text:p>17.23</text:p>
          </table:table-cell>
          <table:table-cell table:style-name="ce18" office:value-type="float" office:value="23.562743" calcext:value-type="float">
            <text:p>23.5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3.17846166309391" calcext:value-type="float">
            <text:p>3.18</text:p>
          </table:table-cell>
          <table:table-cell office:value-type="float" office:value="4.988546" calcext:value-type="float">
            <text:p>4.99</text:p>
          </table:table-cell>
          <table:table-cell/>
          <table:table-cell table:style-name="ce18" table:formula="of:=[.F28]/[.B44]" office:value-type="float" office:value="15.8923083154696" calcext:value-type="float">
            <text:p>15.89</text:p>
          </table:table-cell>
          <table:table-cell table:style-name="ce18" office:value-type="float" office:value="21.030116" calcext:value-type="float">
            <text:p>21.0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2.85414037791548" calcext:value-type="float">
            <text:p>2.85</text:p>
          </table:table-cell>
          <table:table-cell office:value-type="float" office:value="4.469557" calcext:value-type="float">
            <text:p>4.47</text:p>
          </table:table-cell>
          <table:table-cell/>
          <table:table-cell table:style-name="ce18" table:formula="of:=[.F28]/[.B45]" office:value-type="float" office:value="14.2707018895774" calcext:value-type="float">
            <text:p>14.27</text:p>
          </table:table-cell>
          <table:table-cell table:style-name="ce18" office:value-type="float" office:value="18.80258" calcext:value-type="float">
            <text:p>18.8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2.65904946493443" calcext:value-type="float">
            <text:p>2.66</text:p>
          </table:table-cell>
          <table:table-cell office:value-type="float" office:value="4.763558" calcext:value-type="float">
            <text:p>4.76</text:p>
          </table:table-cell>
          <table:table-cell/>
          <table:table-cell table:style-name="ce18" table:formula="of:=[.F28]/[.B46]" office:value-type="float" office:value="13.2952473246722" calcext:value-type="float">
            <text:p>13.30</text:p>
          </table:table-cell>
          <table:table-cell table:style-name="ce18" office:value-type="float" office:value="17.796855" calcext:value-type="float">
            <text:p>17.8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2.5188181296028" calcext:value-type="float">
            <text:p>2.52</text:p>
          </table:table-cell>
          <table:table-cell office:value-type="float" office:value="4.377247" calcext:value-type="float">
            <text:p>4.38</text:p>
          </table:table-cell>
          <table:table-cell/>
          <table:table-cell table:style-name="ce18" table:formula="of:=[.F28]/[.B47]" office:value-type="float" office:value="12.594090648014" calcext:value-type="float">
            <text:p>12.59</text:p>
          </table:table-cell>
          <table:table-cell table:style-name="ce18" office:value-type="float" office:value="16.228509" calcext:value-type="float">
            <text:p>16.2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08:42:59.833406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3:25:33.483375644</meta:creation-date>
    <dc:date>2021-04-21T20:52:50.680278868</dc:date>
    <meta:editing-duration>P4DT4H8M59S</meta:editing-duration>
    <meta:editing-cycles>32</meta:editing-cycles>
    <meta:generator>LibreOffice/7.0.5.2$Linux_X86_64 LibreOffice_project/00$Build-2</meta:generator>
    <meta:document-statistic meta:table-count="4" meta:cell-count="1732" meta:object-count="0"/>
  </office:meta>
</office:document-meta>
</file>